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340000005D49D2D49F.png" manifest:media-type=""/>
  <manifest:file-entry manifest:full-path="Pictures/100000000000038400000232DC151A66.jpg" manifest:media-type=""/>
  <manifest:file-entry manifest:full-path="Pictures/100002010000012C0000004294A3D5F7.png" manifest:media-type=""/>
  <manifest:file-entry manifest:full-path="Pictures/10000000000001900000012CB581AE36.jpg" manifest:media-type=""/>
  <manifest:file-entry manifest:full-path="Pictures/100000000000044C00000242F86C5815.png" manifest:media-type=""/>
  <manifest:file-entry manifest:full-path="Pictures/10000201000001BA0000012C2697A7BF.png" manifest:media-type=""/>
  <manifest:file-entry manifest:full-path="Pictures/10000000000003C400000268C1C3F052.png" manifest:media-type=""/>
  <manifest:file-entry manifest:full-path="Pictures/1000000000000108000001B6638E0CE3.png" manifest:media-type=""/>
  <manifest:file-entry manifest:full-path="Pictures/100002010000032000000299F4392867.png" manifest:media-type=""/>
  <manifest:file-entry manifest:full-path="Pictures/1000020100000256000001D9990934DF.png" manifest:media-type=""/>
  <manifest:file-entry manifest:full-path="Pictures/10000000000003D800000251F25E029D.jpg" manifest:media-type=""/>
  <manifest:file-entry manifest:full-path="Pictures/10000000000002780000030FD7670439.jpg" manifest:media-type=""/>
  <manifest:file-entry manifest:full-path="Pictures/100000000000030C000001B3109FB7D5.png" manifest:media-type=""/>
  <manifest:file-entry manifest:full-path="Pictures/10000201000002FF000002152FC4AD5F.png" manifest:media-type=""/>
  <manifest:file-entry manifest:full-path="Pictures/10000000000004870000023D73F32369.png" manifest:media-type=""/>
  <manifest:file-entry manifest:full-path="Pictures/100002010000002A0000002A52B76A95.png" manifest:media-type=""/>
  <manifest:file-entry manifest:full-path="Pictures/1000020100000497000001BC2CFCF61E.png" manifest:media-type=""/>
  <manifest:file-entry manifest:full-path="Pictures/10000201000000410000004140B12629.png" manifest:media-type=""/>
  <manifest:file-entry manifest:full-path="Pictures/100002010000043B000002FE0578BA16.png" manifest:media-type=""/>
  <manifest:file-entry manifest:full-path="Pictures/100002010000003A0000003A472E8FFF.png" manifest:media-type=""/>
  <manifest:file-entry manifest:full-path="Pictures/10000201000000AC0000003E4778E2FD.png" manifest:media-type=""/>
  <manifest:file-entry manifest:full-path="Pictures/10000000000001C2000001407405AF3F.jpg" manifest:media-type=""/>
  <manifest:file-entry manifest:full-path="Pictures/100000000000020A00000183FD82A297.png" manifest:media-type=""/>
  <manifest:file-entry manifest:full-path="Pictures/100000000000014D000001F45B2DA126.jpg" manifest:media-type=""/>
  <manifest:file-entry manifest:full-path="Pictures/100000000000031B000001113B82FD27.png" manifest:media-type=""/>
  <manifest:file-entry manifest:full-path="Pictures/1000020100000054000000544C52FFCA.png" manifest:media-type=""/>
  <manifest:file-entry manifest:full-path="Pictures/1000020100000A00000001DA86709FC0.png" manifest:media-type=""/>
  <manifest:file-entry manifest:full-path="Pictures/100000000000055F000004FFE3458B23.png" manifest:media-type=""/>
  <manifest:file-entry manifest:full-path="Pictures/10000000000002C90000028DA521440F.jpg" manifest:media-type=""/>
  <manifest:file-entry manifest:full-path="Pictures/1000000000000258000001957D417C3C.jpg" manifest:media-type=""/>
  <manifest:file-entry manifest:full-path="Pictures/10000000000002800000030EDAB75205.jpg" manifest:media-type=""/>
  <manifest:file-entry manifest:full-path="Pictures/10000000000002C700000193821A324E.png" manifest:media-type=""/>
  <manifest:file-entry manifest:full-path="Pictures/100000000000035D0000045A2288626D.png" manifest:media-type=""/>
  <manifest:file-entry manifest:full-path="Pictures/10000201000001CC0000011481D76382.png" manifest:media-type=""/>
  <manifest:file-entry manifest:full-path="Pictures/10000000000001240000009FC4CA888F.jpg" manifest:media-type=""/>
  <manifest:file-entry manifest:full-path="Pictures/100002010000002D0000002D1BDEDDDF.png" manifest:media-type=""/>
  <manifest:file-entry manifest:full-path="Pictures/10000201000001EC000002467A838421.png" manifest:media-type=""/>
  <manifest:file-entry manifest:full-path="Pictures/10000201000001AE0000018617BB68C0.png" manifest:media-type=""/>
  <manifest:file-entry manifest:full-path="Pictures/10000201000000FB000000FD73880A65.png" manifest:media-type=""/>
  <manifest:file-entry manifest:full-path="Pictures/1000000000000307000003204D0BC4EE.jpg" manifest:media-type=""/>
  <manifest:file-entry manifest:full-path="Pictures/10000000000001EE0000018E41661BD0.jpg" manifest:media-type=""/>
  <manifest:file-entry manifest:full-path="Pictures/10000000000002D0000002D24F5341F8.jpg" manifest:media-type=""/>
  <manifest:file-entry manifest:full-path="Pictures/10000201000001950000029CE6024209.png" manifest:media-type=""/>
  <manifest:file-entry manifest:full-path="Pictures/10000201000004180000008D6828FC0F.png" manifest:media-type=""/>
  <manifest:file-entry manifest:full-path="Pictures/100000000000024000000182B61749C6.jpg" manifest:media-type=""/>
  <manifest:file-entry manifest:full-path="Pictures/100002010000006E0000006E5759A9B9.png" manifest:media-type=""/>
  <manifest:file-entry manifest:full-path="Pictures/100002010000020000000200E2E3126C.png" manifest:media-type=""/>
  <manifest:file-entry manifest:full-path="Pictures/10000000000002BB0000008CA67AE9A7.png" manifest:media-type=""/>
  <manifest:file-entry manifest:full-path="Pictures/100000000000032000000226469D6B5E.jpg" manifest:media-type=""/>
  <manifest:file-entry manifest:full-path="Pictures/10000000000002D0000001D53FC61A14.jpg" manifest:media-type=""/>
  <manifest:file-entry manifest:full-path="Pictures/100000000000039C00000207C7491C21.jpg" manifest:media-type=""/>
  <manifest:file-entry manifest:full-path="Pictures/10000000000003200000021C4D586379.jpg" manifest:media-type=""/>
  <manifest:file-entry manifest:full-path="Pictures/100000000000009100000091B3FAEFFA.jpg" manifest:media-type=""/>
  <manifest:file-entry manifest:full-path="Pictures/10000000000001BF0000004BDE8C5CC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6d9eeb"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bitmap" draw:fill-image-name="Bitmape_20_1" style:repeat="stretch"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padding-top="0.254cm" fo:padding-bottom="0.254cm" fo:padding-left="0.25cm" fo:padding-right="0.25cm" fo:wrap-option="wrap"/>
    </style:style>
    <style:style style:name="gr4" style:family="graphic" style:parent-style-name="standard">
      <style:graphic-properties draw:stroke="none" svg:stroke-width="0cm" draw:fill="bitmap" draw:fill-image-name="Bitmape_20_3" style:repeat="stretch" draw:textarea-vertical-align="top" draw:auto-grow-height="false"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draw:fill="none" fo:min-height="14.736cm"/>
    </style:style>
    <style:style style:name="gr7" style:family="graphic" style:parent-style-name="standard">
      <style:graphic-properties draw:stroke="none" svg:stroke-width="0cm" draw:fill="bitmap" draw:fill-image-name="Bitmape_20_4" style:repeat="stretch"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212cm" svg:stroke-color="#e06666" draw:stroke-linejoin="round" draw:fill="solid" draw:fill-color="#cccccc"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bitmap" draw:fill-image-name="Bitmape_20_5" style:repeat="stretch" draw:textarea-vertical-align="top" draw:auto-grow-height="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middle" draw:auto-grow-height="false" draw:fit-to-size="false" fo:padding-top="0.254cm" fo:padding-bottom="0.254cm" fo:padding-left="0.25cm" fo:padding-right="0.25cm" fo:wrap-option="wrap"/>
    </style:style>
    <style:style style:name="gr11" style:family="graphic" style:parent-style-name="standard">
      <style:graphic-properties draw:stroke="none" svg:stroke-width="0cm" draw:fill="bitmap" draw:fill-image-name="Bitmape_20_6" style:repeat="stretch"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cm" draw:fill="bitmap" draw:fill-image-name="Bitmape_20_7" style:repeat="stretch" draw:textarea-vertical-align="top" draw:auto-grow-height="false" fo:padding-top="0.125cm" fo:padding-bottom="0.125cm" fo:padding-left="0.25cm" fo:padding-right="0.25cm" fo:wrap-option="wrap"/>
    </style:style>
    <style:style style:name="gr13" style:family="graphic" style:parent-style-name="standard">
      <style:graphic-properties draw:stroke="none" svg:stroke-width="0cm" draw:fill="bitmap" draw:fill-image-name="Bitmape_20_8" style:repeat="stretch"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cm" draw:fill="bitmap" draw:fill-image-name="Bitmape_20_9" style:repeat="stretch" draw:textarea-vertical-align="top" draw:auto-grow-height="false" fo:padding-top="0.125cm" fo:padding-bottom="0.125cm" fo:padding-left="0.25cm" fo:padding-right="0.25cm" fo:wrap-option="wrap"/>
    </style:style>
    <style:style style:name="gr15" style:family="graphic" style:parent-style-name="standard">
      <style:graphic-properties draw:stroke="none" svg:stroke-width="0cm" draw:fill="bitmap" draw:fill-image-name="Bitmape_20_10" style:repeat="stretch" draw:textarea-vertical-align="top" draw:auto-grow-height="false" fo:padding-top="0.125cm" fo:padding-bottom="0.125cm" fo:padding-left="0.25cm" fo:padding-right="0.25cm" fo:wrap-option="wrap"/>
    </style:style>
    <style:style style:name="gr16" style:family="graphic" style:parent-style-name="standard">
      <style:graphic-properties draw:stroke="none" svg:stroke-width="0cm" draw:fill="bitmap" draw:fill-image-name="Bitmape_20_11" style:repeat="stretch" draw:textarea-vertical-align="top" draw:auto-grow-height="false" fo:padding-top="0.125cm" fo:padding-bottom="0.125cm" fo:padding-left="0.25cm" fo:padding-right="0.25cm" fo:wrap-option="wrap"/>
    </style:style>
    <style:style style:name="gr17" style:family="graphic" style:parent-style-name="standard">
      <style:graphic-properties draw:stroke="none" svg:stroke-width="0cm" draw:fill="bitmap" draw:fill-image-name="Bitmape_20_12" style:repeat="stretch"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width="0cm" draw:fill="bitmap" draw:fill-image-name="Bitmape_20_13" style:repeat="stretch"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width="0cm" draw:fill="none" draw:textarea-vertical-align="bottom" draw:auto-grow-height="false" draw:fit-to-size="false" fo:padding-top="0.254cm" fo:padding-bottom="0.254cm" fo:padding-left="0.25cm" fo:padding-right="0.25cm" fo:wrap-option="wrap"/>
    </style:style>
    <style:style style:name="gr20" style:family="graphic" style:parent-style-name="standard">
      <style:graphic-properties draw:stroke="none" svg:stroke-width="0cm" draw:fill="bitmap" draw:fill-image-name="Bitmape_20_14" style:repeat="stretch" draw:textarea-vertical-align="top" draw:auto-grow-height="false" fo:padding-top="0.125cm" fo:padding-bottom="0.125cm" fo:padding-left="0.25cm" fo:padding-right="0.25cm" fo:wrap-option="wrap"/>
    </style:style>
    <style:style style:name="gr21" style:family="graphic" style:parent-style-name="standard">
      <style:graphic-properties draw:stroke="none" svg:stroke-width="0cm" draw:fill="bitmap" draw:fill-image-name="Bitmape_20_15" style:repeat="stretch" draw:textarea-vertical-align="top" draw:auto-grow-height="false" fo:padding-top="0.125cm" fo:padding-bottom="0.125cm" fo:padding-left="0.25cm" fo:padding-right="0.25cm" fo:wrap-option="wrap"/>
    </style:style>
    <style:style style:name="gr22" style:family="graphic" style:parent-style-name="standard">
      <style:graphic-properties draw:stroke="none" svg:stroke-width="0cm" draw:fill="bitmap" draw:fill-image-name="Bitmape_20_16" style:repeat="stretch"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cm" draw:fill="bitmap" draw:fill-image-name="Bitmape_20_17" style:repeat="stretch" draw:textarea-vertical-align="top" draw:auto-grow-height="false" fo:padding-top="0.125cm" fo:padding-bottom="0.125cm" fo:padding-left="0.25cm" fo:padding-right="0.25cm" fo:wrap-option="wrap"/>
    </style:style>
    <style:style style:name="gr24" style:family="graphic" style:parent-style-name="standard">
      <style:graphic-properties draw:stroke="none" svg:stroke-width="0cm" draw:fill="bitmap" draw:fill-image-name="Bitmape_20_18" style:repeat="stretch" draw:textarea-vertical-align="top" draw:auto-grow-height="false" fo:padding-top="0.125cm" fo:padding-bottom="0.125cm" fo:padding-left="0.25cm" fo:padding-right="0.25cm" fo:wrap-option="wrap"/>
    </style:style>
    <style:style style:name="gr25" style:family="graphic" style:parent-style-name="standard">
      <style:graphic-properties draw:stroke="none" svg:stroke-width="0cm" draw:fill="bitmap" draw:fill-image-name="Bitmape_20_19" style:repeat="stretch" draw:textarea-vertical-align="top" draw:auto-grow-height="false" fo:padding-top="0.125cm" fo:padding-bottom="0.125cm" fo:padding-left="0.25cm" fo:padding-right="0.25cm" fo:wrap-option="wrap"/>
    </style:style>
    <style:style style:name="gr26" style:family="graphic" style:parent-style-name="standard">
      <style:graphic-properties draw:stroke="none" svg:stroke-width="0cm" draw:fill="bitmap" draw:fill-image-name="Bitmape_20_20" style:repeat="stretch" draw:textarea-vertical-align="top" draw:auto-grow-height="false" fo:padding-top="0.125cm" fo:padding-bottom="0.125cm" fo:padding-left="0.25cm" fo:padding-right="0.25cm" fo:wrap-option="wrap"/>
    </style:style>
    <style:style style:name="gr27" style:family="graphic" style:parent-style-name="standard">
      <style:graphic-properties draw:stroke="none" svg:stroke-width="0cm" draw:fill="bitmap" draw:fill-image-name="Bitmape_20_21" style:repeat="stretch" draw:textarea-vertical-align="top" draw:auto-grow-height="false" fo:padding-top="0.125cm" fo:padding-bottom="0.125cm" fo:padding-left="0.25cm" fo:padding-right="0.25cm" fo:wrap-option="wrap"/>
    </style:style>
    <style:style style:name="gr28" style:family="graphic" style:parent-style-name="standard">
      <style:graphic-properties draw:stroke="none" svg:stroke-width="0cm" draw:fill="bitmap" draw:fill-image-name="Bitmape_20_22" style:repeat="stretch" draw:textarea-vertical-align="top" draw:auto-grow-height="false" fo:padding-top="0.125cm" fo:padding-bottom="0.125cm" fo:padding-left="0.25cm" fo:padding-right="0.25cm" fo:wrap-option="wrap"/>
    </style:style>
    <style:style style:name="gr29" style:family="graphic" style:parent-style-name="standard">
      <style:graphic-properties draw:stroke="solid" svg:stroke-width="0.053cm" svg:stroke-color="#666666" draw:stroke-linejoin="round" draw:fill="solid" draw:fill-color="#434343" draw:textarea-vertical-align="top" draw:auto-grow-height="false" fo:padding-top="0.125cm" fo:padding-bottom="0.125cm" fo:padding-left="0.25cm" fo:padding-right="0.25cm" fo:wrap-option="wrap"/>
    </style:style>
    <style:style style:name="gr30" style:family="graphic" style:parent-style-name="standard">
      <style:graphic-properties draw:stroke="none" svg:stroke-width="0cm" draw:fill="bitmap" draw:fill-image-name="Bitmape_20_23" style:repeat="stretch" draw:textarea-vertical-align="top" draw:auto-grow-height="false" fo:padding-top="0.125cm" fo:padding-bottom="0.125cm" fo:padding-left="0.25cm" fo:padding-right="0.25cm" fo:wrap-option="wrap"/>
    </style:style>
    <style:style style:name="gr31" style:family="graphic" style:parent-style-name="standard">
      <style:graphic-properties draw:stroke="none" svg:stroke-width="0cm" draw:fill="bitmap" draw:fill-image-name="Bitmape_20_24" style:repeat="stretch" draw:textarea-vertical-align="top" draw:auto-grow-height="false" fo:padding-top="0.125cm" fo:padding-bottom="0.125cm" fo:padding-left="0.25cm" fo:padding-right="0.25cm" fo:wrap-option="wrap"/>
    </style:style>
    <style:style style:name="gr32" style:family="graphic" style:parent-style-name="standard">
      <style:graphic-properties draw:stroke="solid" svg:stroke-width="0.053cm" svg:stroke-color="#efefef" draw:stroke-linejoin="round" draw:fill="solid" draw:fill-color="#d9d9d9" draw:textarea-vertical-align="top" draw:auto-grow-height="false" fo:padding-top="0.125cm" fo:padding-bottom="0.125cm" fo:padding-left="0.25cm" fo:padding-right="0.25cm" fo:wrap-option="wrap"/>
    </style:style>
    <style:style style:name="gr33" style:family="graphic" style:parent-style-name="standard">
      <style:graphic-properties draw:stroke="none" svg:stroke-width="0cm" draw:fill="bitmap" draw:fill-image-name="Bitmape_20_25" style:repeat="stretch" draw:textarea-vertical-align="top" draw:auto-grow-height="false" fo:padding-top="0.125cm" fo:padding-bottom="0.125cm" fo:padding-left="0.25cm" fo:padding-right="0.25cm" fo:wrap-option="wrap"/>
    </style:style>
    <style:style style:name="gr34" style:family="graphic" style:parent-style-name="standard">
      <style:graphic-properties draw:stroke="none" svg:stroke-width="0cm" draw:fill="bitmap" draw:fill-image-name="Bitmape_20_26" style:repeat="stretch"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width="0cm" draw:fill="bitmap" draw:fill-image-name="Bitmape_20_27" style:repeat="stretch" draw:textarea-vertical-align="top" draw:auto-grow-height="false" fo:padding-top="0.125cm" fo:padding-bottom="0.125cm" fo:padding-left="0.25cm" fo:padding-right="0.25cm" fo:wrap-option="wrap"/>
    </style:style>
    <style:style style:name="gr36" style:family="graphic" style:parent-style-name="standard">
      <style:graphic-properties draw:stroke="none" svg:stroke-width="0cm" draw:fill="bitmap" draw:fill-image-name="Bitmape_20_28" style:repeat="stretch" draw:textarea-vertical-align="top" draw:auto-grow-height="false" fo:padding-top="0.125cm" fo:padding-bottom="0.125cm" fo:padding-left="0.25cm" fo:padding-right="0.25cm" fo:wrap-option="wrap"/>
    </style:style>
    <style:style style:name="gr37" style:family="graphic" style:parent-style-name="standard">
      <style:graphic-properties draw:stroke="none" svg:stroke-width="0cm" draw:fill="bitmap" draw:fill-image-name="Bitmape_20_29" style:repeat="stretch" draw:textarea-vertical-align="top" draw:auto-grow-height="false" fo:padding-top="0.125cm" fo:padding-bottom="0.125cm" fo:padding-left="0.25cm" fo:padding-right="0.25cm" fo:wrap-option="wrap"/>
    </style:style>
    <style:style style:name="gr38" style:family="graphic" style:parent-style-name="standard">
      <style:graphic-properties draw:stroke="none" svg:stroke-width="0cm" draw:fill="bitmap" draw:fill-image-name="Bitmape_20_30" style:repeat="stretch" draw:textarea-vertical-align="top" draw:auto-grow-height="false" fo:padding-top="0.125cm" fo:padding-bottom="0.125cm" fo:padding-left="0.25cm" fo:padding-right="0.25cm" fo:wrap-option="wrap"/>
    </style:style>
    <style:style style:name="gr39" style:family="graphic" style:parent-style-name="standard">
      <style:graphic-properties draw:stroke="none" svg:stroke-width="0cm" draw:fill="bitmap" draw:fill-image-name="Bitmape_20_31" style:repeat="stretch" draw:textarea-vertical-align="top" draw:auto-grow-height="false" fo:padding-top="0.125cm" fo:padding-bottom="0.125cm" fo:padding-left="0.25cm" fo:padding-right="0.25cm" fo:wrap-option="wrap"/>
    </style:style>
    <style:style style:name="gr40" style:family="graphic" style:parent-style-name="standard">
      <style:graphic-properties draw:stroke="none" svg:stroke-width="0cm" draw:fill="none" draw:textarea-vertical-align="bottom" draw:auto-grow-height="false" draw:fit-to-size="false" fo:padding-top="0.125cm" fo:padding-bottom="0.125cm" fo:padding-left="0.25cm" fo:padding-right="0cm" fo:wrap-option="wrap"/>
    </style:style>
    <style:style style:name="gr41"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gr42" style:family="graphic" style:parent-style-name="standard">
      <style:graphic-properties draw:stroke="none" svg:stroke-width="0cm" draw:fill="bitmap" draw:fill-image-name="Bitmape_20_32" style:repeat="stretch" draw:textarea-vertical-align="top" draw:auto-grow-height="false" fo:padding-top="0.125cm" fo:padding-bottom="0.125cm" fo:padding-left="0.25cm" fo:padding-right="0.25cm" fo:wrap-option="wrap"/>
    </style:style>
    <style:style style:name="gr43" style:family="graphic" style:parent-style-name="standard">
      <style:graphic-properties draw:stroke="none" svg:stroke-width="0cm" draw:fill="bitmap" draw:fill-image-name="Bitmape_20_33" style:repeat="stretch" draw:textarea-vertical-align="top" draw:auto-grow-height="false" fo:padding-top="0.125cm" fo:padding-bottom="0.125cm" fo:padding-left="0.25cm" fo:padding-right="0.25cm" fo:wrap-option="wrap"/>
    </style:style>
    <style:style style:name="gr44" style:family="graphic" style:parent-style-name="standard">
      <style:graphic-properties draw:stroke="none" svg:stroke-width="0cm" draw:fill="bitmap" draw:fill-image-name="Bitmape_20_34" style:repeat="stretch" draw:textarea-vertical-align="top" draw:auto-grow-height="false" fo:padding-top="0.125cm" fo:padding-bottom="0.125cm" fo:padding-left="0.25cm" fo:padding-right="0.25cm" fo:wrap-option="wrap"/>
    </style:style>
    <style:style style:name="gr45" style:family="graphic" style:parent-style-name="standard">
      <style:graphic-properties draw:stroke="none" svg:stroke-width="0cm" draw:fill="bitmap" draw:fill-image-name="Bitmape_20_35" style:repeat="stretch" draw:textarea-vertical-align="top" draw:auto-grow-height="false" fo:padding-top="0.125cm" fo:padding-bottom="0.125cm" fo:padding-left="0.25cm" fo:padding-right="0.25cm" fo:wrap-option="wrap"/>
    </style:style>
    <style:style style:name="gr46" style:family="graphic" style:parent-style-name="standard">
      <style:graphic-properties draw:stroke="none" svg:stroke-width="0cm" draw:fill="bitmap" draw:fill-image-name="Bitmape_20_36" style:repeat="stretch" draw:textarea-vertical-align="top" draw:auto-grow-height="false" fo:padding-top="0.125cm" fo:padding-bottom="0.125cm" fo:padding-left="0.25cm" fo:padding-right="0.25cm" fo:wrap-option="wrap"/>
    </style:style>
    <style:style style:name="gr47"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48" style:family="graphic" style:parent-style-name="standard">
      <style:graphic-properties draw:stroke="none" svg:stroke-width="0cm" draw:fill="bitmap" draw:fill-image-name="Bitmape_20_37" style:repeat="stretch" draw:textarea-vertical-align="top" draw:auto-grow-height="false" fo:padding-top="0.125cm" fo:padding-bottom="0.125cm" fo:padding-left="0.25cm" fo:padding-right="0.25cm" fo:wrap-option="wrap"/>
    </style:style>
    <style:style style:name="gr49" style:family="graphic" style:parent-style-name="standard">
      <style:graphic-properties draw:stroke="solid" svg:stroke-width="0.053cm" svg:stroke-color="#666666" draw:stroke-linejoin="round" draw:fill="solid" draw:fill-color="#cccccc" draw:textarea-vertical-align="top" draw:auto-grow-height="false" fo:padding-top="0.125cm" fo:padding-bottom="0.125cm" fo:padding-left="0.25cm" fo:padding-right="0.25cm" fo:wrap-option="wrap"/>
    </style:style>
    <style:style style:name="gr50" style:family="graphic" style:parent-style-name="standard">
      <style:graphic-properties draw:stroke="none" svg:stroke-width="0cm" draw:fill="bitmap" draw:fill-image-name="Bitmape_20_38" style:repeat="stretch" draw:textarea-vertical-align="top" draw:auto-grow-height="false" fo:padding-top="0.125cm" fo:padding-bottom="0.125cm" fo:padding-left="0.25cm" fo:padding-right="0.25cm" fo:wrap-option="wrap"/>
    </style:style>
    <style:style style:name="gr51" style:family="graphic" style:parent-style-name="standard">
      <style:graphic-properties draw:stroke="none" svg:stroke-width="0cm" draw:fill="bitmap" draw:fill-image-name="Bitmape_20_39" style:repeat="stretch" draw:textarea-vertical-align="top" draw:auto-grow-height="false" fo:padding-top="0.125cm" fo:padding-bottom="0.125cm" fo:padding-left="0.25cm" fo:padding-right="0.25cm" fo:wrap-option="wrap"/>
    </style:style>
    <style:style style:name="gr52" style:family="graphic" style:parent-style-name="standard">
      <style:graphic-properties draw:stroke="none" svg:stroke-width="0cm" draw:fill="bitmap" draw:fill-image-name="Bitmape_20_40" style:repeat="stretch" draw:textarea-vertical-align="top" draw:auto-grow-height="false" fo:padding-top="0.125cm" fo:padding-bottom="0.125cm" fo:padding-left="0.25cm" fo:padding-right="0.25cm" fo:wrap-option="wrap"/>
    </style:style>
    <style:style style:name="gr53" style:family="graphic" style:parent-style-name="standard">
      <style:graphic-properties draw:stroke="none" svg:stroke-width="0cm" draw:fill="bitmap" draw:fill-image-name="Bitmape_20_41" style:repeat="stretch" draw:textarea-vertical-align="top" draw:auto-grow-height="false" fo:padding-top="0.125cm" fo:padding-bottom="0.125cm" fo:padding-left="0.25cm" fo:padding-right="0.25cm" fo:wrap-option="wrap"/>
    </style:style>
    <style:style style:name="gr54" style:family="graphic" style:parent-style-name="standard">
      <style:graphic-properties draw:stroke="none" svg:stroke-width="0cm" draw:fill="bitmap" draw:fill-image-name="Bitmape_20_42" style:repeat="stretch" draw:textarea-vertical-align="top" draw:auto-grow-height="false" fo:padding-top="0.125cm" fo:padding-bottom="0.125cm" fo:padding-left="0.25cm" fo:padding-right="0.25cm" fo:wrap-option="wrap"/>
    </style:style>
    <style:style style:name="gr55" style:family="graphic" style:parent-style-name="standard">
      <style:graphic-properties draw:stroke="none" svg:stroke-width="0cm" draw:fill="bitmap" draw:fill-image-name="Bitmape_20_43" style:repeat="stretch" draw:textarea-vertical-align="top" draw:auto-grow-height="false" fo:padding-top="0.125cm" fo:padding-bottom="0.125cm" fo:padding-left="0.25cm" fo:padding-right="0.25cm" fo:wrap-option="wrap"/>
    </style:style>
    <style:style style:name="gr56" style:family="graphic" style:parent-style-name="standard">
      <style:graphic-properties draw:stroke="none" svg:stroke-width="0cm" draw:fill="bitmap" draw:fill-image-name="Bitmape_20_44" style:repeat="stretch" draw:textarea-vertical-align="top" draw:auto-grow-height="false" fo:padding-top="0.125cm" fo:padding-bottom="0.125cm" fo:padding-left="0.25cm" fo:padding-right="0.25cm" fo:wrap-option="wrap"/>
    </style:style>
    <style:style style:name="gr57" style:family="graphic" style:parent-style-name="standard">
      <style:graphic-properties draw:stroke="none" svg:stroke-width="0cm" draw:fill="bitmap" draw:fill-image-name="Bitmape_20_45" style:repeat="stretch" draw:textarea-vertical-align="top" draw:auto-grow-height="false" fo:padding-top="0.125cm" fo:padding-bottom="0.125cm" fo:padding-left="0.25cm" fo:padding-right="0.25cm" fo:wrap-option="wrap"/>
    </style:style>
    <style:style style:name="gr58" style:family="graphic" style:parent-style-name="standard">
      <style:graphic-properties draw:stroke="none" svg:stroke-width="0cm" draw:fill="bitmap" draw:fill-image-name="Bitmape_20_46" style:repeat="stretch" draw:textarea-vertical-align="top" draw:auto-grow-height="false" fo:padding-top="0.125cm" fo:padding-bottom="0.125cm" fo:padding-left="0.25cm" fo:padding-right="0.25cm" fo:wrap-option="wrap"/>
    </style:style>
    <style:style style:name="gr59" style:family="graphic" style:parent-style-name="standard">
      <style:graphic-properties draw:stroke="none" svg:stroke-width="0cm" draw:fill="bitmap" draw:fill-image-name="Bitmape_20_47" style:repeat="stretch" draw:textarea-vertical-align="top" draw:auto-grow-height="false" fo:padding-top="0.125cm" fo:padding-bottom="0.125cm" fo:padding-left="0.25cm" fo:padding-right="0.25cm" fo:wrap-option="wrap"/>
    </style:style>
    <style:style style:name="gr60" style:family="graphic" style:parent-style-name="standard">
      <style:graphic-properties draw:stroke="none" svg:stroke-width="0cm" draw:fill="bitmap" draw:fill-image-name="Bitmape_20_48" style:repeat="stretch" draw:textarea-vertical-align="top" draw:auto-grow-height="false" fo:padding-top="0.125cm" fo:padding-bottom="0.125cm" fo:padding-left="0.25cm" fo:padding-right="0.25cm" fo:wrap-option="wrap"/>
    </style:style>
    <style:style style:name="gr61" style:family="graphic" style:parent-style-name="standard">
      <style:graphic-properties draw:stroke="none" svg:stroke-width="0cm" draw:fill="solid" draw:fill-color="#cc092d" draw:textarea-vertical-align="top" draw:auto-grow-height="false" fo:padding-top="0.125cm" fo:padding-bottom="0.125cm" fo:padding-left="0.25cm" fo:padding-right="0.25cm" fo:wrap-option="wrap"/>
    </style:style>
    <style:style style:name="gr62" style:family="graphic" style:parent-style-name="standard">
      <style:graphic-properties draw:stroke="none" svg:stroke-width="0cm" draw:fill="bitmap" draw:fill-image-name="Bitmape_20_49" style:repeat="stretch" draw:textarea-vertical-align="top" draw:auto-grow-height="false" fo:padding-top="0.125cm" fo:padding-bottom="0.125cm" fo:padding-left="0.25cm" fo:padding-right="0.25cm" fo:wrap-option="wrap"/>
    </style:style>
    <style:style style:name="gr63" style:family="graphic" style:parent-style-name="standard">
      <style:graphic-properties draw:stroke="none" svg:stroke-width="0cm" draw:fill="bitmap" draw:fill-image-name="Bitmape_20_50" style:repeat="stretch" draw:textarea-vertical-align="top" draw:auto-grow-height="false" fo:padding-top="0.125cm" fo:padding-bottom="0.125cm" fo:padding-left="0.25cm" fo:padding-right="0.25cm" fo:wrap-option="wrap"/>
    </style:style>
    <style:style style:name="gr64" style:family="graphic" style:parent-style-name="standard">
      <style:graphic-properties draw:stroke="none" svg:stroke-width="0cm" draw:fill="bitmap" draw:fill-image-name="Bitmape_20_51" style:repeat="stretch" draw:textarea-vertical-align="top" draw:auto-grow-height="false" fo:padding-top="0.125cm" fo:padding-bottom="0.125cm" fo:padding-left="0.25cm" fo:padding-right="0.25cm" fo:wrap-option="wrap"/>
    </style:style>
    <style:style style:name="gr65" style:family="graphic" style:parent-style-name="standard">
      <style:graphic-properties draw:stroke="none" svg:stroke-width="0cm" draw:fill="bitmap" draw:fill-image-name="Bitmape_20_52" style:repeat="stretch" draw:textarea-vertical-align="top" draw:auto-grow-height="false" fo:padding-top="0.125cm" fo:padding-bottom="0.125cm" fo:padding-left="0.25cm" fo:padding-right="0.25cm" fo:wrap-option="wrap"/>
    </style:style>
    <style:style style:name="gr66" style:family="graphic" style:parent-style-name="standard">
      <style:graphic-properties draw:stroke="none" svg:stroke-width="0cm" draw:fill="bitmap" draw:fill-image-name="Bitmape_20_53" style:repeat="stretch" draw:textarea-vertical-align="top" draw:auto-grow-height="false" fo:padding-top="0.125cm" fo:padding-bottom="0.125cm" fo:padding-left="0.25cm" fo:padding-right="0.25cm" fo:wrap-option="wrap"/>
    </style:style>
    <style:style style:name="gr67" style:family="graphic" style:parent-style-name="standard">
      <style:graphic-properties draw:stroke="none" svg:stroke-width="0cm" draw:fill="bitmap" draw:fill-image-name="Bitmape_20_54" style:repeat="stretch" draw:textarea-vertical-align="top" draw:auto-grow-height="false" fo:padding-top="0.125cm" fo:padding-bottom="0.125cm" fo:padding-left="0.25cm" fo:padding-right="0.25cm" fo:wrap-option="wrap"/>
    </style:style>
    <style:style style:name="pr1" style:family="presentation" style:parent-style-name="Title_20_Slide-notes">
      <style:graphic-properties draw:fill-color="#ffffff" fo:min-height="12.573cm"/>
    </style:style>
    <style:style style:name="pr2" style:family="presentation" style:parent-style-name="Title_2c__20_Content-notes">
      <style:graphic-properties draw:fill-color="#ffffff" fo:min-height="12.573cm"/>
    </style:style>
    <style:style style:name="pr3" style:family="presentation" style:parent-style-name="Blank_20_Slide-notes">
      <style:graphic-properties draw:fill-color="#ffffff" fo:min-height="12.573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style:style>
    <style:style style:name="P5" style:family="paragraph">
      <style:paragraph-properties fo:margin-top="0.42cm" fo:margin-bottom="0.35cm" fo:text-align="start"/>
      <style:text-properties fo:font-size="10pt" style:font-size-asian="10pt" style:font-size-complex="10pt"/>
    </style:style>
    <style:style style:name="P6" style:family="paragraph">
      <style:paragraph-properties fo:margin-top="0cm" fo:margin-bottom="0cm" fo:line-height="170%" fo:text-align="start"/>
    </style:style>
    <style:style style:name="P7" style:family="paragraph">
      <style:paragraph-properties fo:margin-top="0cm" fo:margin-bottom="0cm" fo:line-height="115%" fo:text-align="start"/>
    </style:style>
    <style:style style:name="P8" style:family="paragraph">
      <style:paragraph-properties fo:margin-top="0cm" fo:margin-bottom="0cm" fo:line-height="100%" fo:text-align="center"/>
    </style:style>
    <style:style style:name="P9" style:family="paragraph">
      <style:paragraph-properties fo:margin-top="0cm" fo:margin-bottom="0cm" fo:line-height="120%" fo:text-align="center"/>
    </style:style>
    <style:style style:name="P10" style:family="paragraph">
      <style:paragraph-properties fo:margin-top="0cm" fo:margin-bottom="0cm" fo:line-height="137%" fo:text-align="start"/>
    </style:style>
    <style:style style:name="P11" style:family="paragraph">
      <style:paragraph-properties fo:margin-top="0cm" fo:margin-bottom="0cm" fo:line-height="150%" fo:text-align="start"/>
    </style:style>
    <style:style style:name="T1" style:family="text">
      <style:text-properties fo:color="#b7b7b7" style:text-line-through-style="none" fo:font-family="Arial" fo:letter-spacing="normal" fo:font-style="normal" style:text-underline-style="none" fo:font-weight="normal" style:font-family-asian="Arial" style:font-style-asian="normal" style:font-weight-asian="normal" style:font-style-complex="normal" style:font-weight-complex="normal"/>
    </style:style>
    <style:style style:name="T2" style:family="text">
      <style:text-properties style:text-line-through-style="none" fo:font-family="Cabin" fo:letter-spacing="normal" fo:font-style="normal" style:text-underline-style="none" fo:font-weight="normal" style:font-family-asian="Cabin" style:font-style-asian="normal" style:font-weight-asian="normal" style:font-style-complex="normal" style:font-weight-complex="normal"/>
    </style:style>
    <style:style style:name="T3" style:family="text">
      <style:text-properties fo:color="#800000" fo:font-family="Cabin" style:font-pitch="variable" fo:font-size="22pt" fo:font-weight="bold" style:font-size-asian="22pt" style:font-weight-asian="bold" style:font-size-complex="22pt" style:font-weight-complex="bold"/>
    </style:style>
    <style:style style:name="T4" style:family="text">
      <style:text-properties fo:font-family="Cabin" style:font-pitch="variable" fo:font-size="22pt" fo:font-weight="bold" style:font-size-asian="22pt" style:font-weight-asian="bold" style:font-size-complex="22pt" style:font-weight-complex="bold"/>
    </style:style>
    <style:style style:name="T5" style:family="text">
      <style:text-properties fo:font-family="Cabin" style:font-pitch="variable" fo:font-size="22pt" style:font-size-asian="22pt" style:font-size-complex="22pt"/>
    </style:style>
    <style:style style:name="T6" style:family="text">
      <style:text-properties fo:color="#800000" fo:font-family="Cabin" style:font-pitch="variable" fo:font-size="22pt" style:font-size-asian="22pt" style:font-size-complex="22pt"/>
    </style:style>
    <style:style style:name="T7" style:family="text">
      <style:text-properties fo:color="#ffffff" style:text-line-through-style="none" fo:font-family="Cabin" fo:font-size="30pt" fo:letter-spacing="normal" fo:font-style="normal" style:text-underline-style="none" fo:font-weight="bold" style:font-family-asian="Cabin" style:font-size-asian="30pt" style:font-style-asian="normal" style:font-weight-asian="bold" style:font-size-complex="30pt" style:font-style-complex="normal" style:font-weight-complex="bold"/>
    </style:style>
    <style:style style:name="T8" style:family="text">
      <style:text-properties fo:color="#333333" style:text-line-through-style="none" fo:font-family="'Times New Roman'" fo:font-size="11pt" fo:letter-spacing="normal" fo:font-style="normal" style:text-underline-style="solid" style:text-underline-width="auto" style:text-underline-color="font-color" fo:font-weight="normal" style:font-family-asian="'Times New Roman'" style:font-size-asian="11pt" style:font-style-asian="normal" style:font-weight-asian="normal" style:font-size-complex="11pt" style:font-style-complex="normal" style:font-weight-complex="normal"/>
    </style:style>
    <style:style style:name="T9" style:family="text">
      <style:text-properties fo:color="#333333" style:text-line-through-style="none" fo:font-family="Arial" fo:font-size="12pt" fo:letter-spacing="normal" fo:font-style="normal" style:text-underline-style="none" fo:font-weight="bold" style:font-family-asian="Arial" style:font-size-asian="12pt" style:font-style-asian="normal" style:font-weight-asian="bold" style:font-size-complex="12pt" style:font-style-complex="normal" style:font-weight-complex="bold"/>
    </style:style>
    <style:style style:name="T10" style:family="text">
      <style:text-properties fo:color="#333333" style:text-line-through-style="none" fo:font-family="Cabin" fo:font-size="45pt" fo:letter-spacing="normal" fo:font-style="normal" style:text-underline-style="none" fo:font-weight="bold" style:font-family-asian="Cabin" style:font-size-asian="45pt" style:font-style-asian="normal" style:font-weight-asian="bold" style:font-size-complex="45pt" style:font-style-complex="normal" style:font-weight-complex="bold"/>
    </style:style>
    <style:style style:name="T11" style:family="text">
      <style:text-properties fo:color="#333333" style:text-line-through-style="none" fo:font-family="Pacifico" fo:font-size="20pt" fo:letter-spacing="normal" fo:font-style="normal" style:text-underline-style="none" fo:font-weight="normal" style:font-family-asian="Pacifico" style:font-size-asian="20pt" style:font-style-asian="normal" style:font-weight-asian="normal" style:font-size-complex="20pt" style:font-style-complex="normal" style:font-weight-complex="normal"/>
    </style:style>
    <style:style style:name="T12" style:family="text">
      <style:text-properties fo:color="#333333" style:text-line-through-style="none" fo:font-family="'Times New Roman'" fo:font-size="12pt" fo:letter-spacing="normal" fo:font-style="normal" style:text-underline-style="none" fo:font-weight="bold" style:font-family-asian="'Times New Roman'" style:font-size-asian="12pt" style:font-style-asian="normal" style:font-weight-asian="bold" style:font-size-complex="12pt" style:font-style-complex="normal" style:font-weight-complex="bold"/>
    </style:style>
    <style:style style:name="T13" style:family="text">
      <style:text-properties fo:color="#000000" style:text-line-through-style="none" fo:font-family="Cabin" fo:letter-spacing="normal" fo:font-style="normal" style:text-underline-style="none" fo:font-weight="bold" style:font-family-asian="Cabin" style:font-style-asian="normal" style:font-weight-asian="bold" style:font-style-complex="normal" style:font-weight-complex="bold"/>
    </style:style>
    <style:style style:name="T14" style:family="text">
      <style:text-properties fo:color="#434343" style:text-line-through-style="none" fo:font-family="Cabin" fo:font-size="14pt" fo:letter-spacing="normal" fo:font-style="normal" style:text-underline-style="none" fo:font-weight="bold" style:font-family-asian="Cabin" style:font-size-asian="14pt" style:font-style-asian="normal" style:font-weight-asian="bold" style:font-size-complex="14pt" style:font-style-complex="normal" style:font-weight-complex="bold"/>
    </style:style>
    <style:style style:name="T15" style:family="text">
      <style:text-properties fo:color="#444444" style:text-line-through-style="none" fo:font-family="Cabin" fo:font-size="14pt" fo:letter-spacing="normal" fo:font-style="normal" style:text-underline-style="none" fo:font-weight="bold" style:font-family-asian="Cabin" style:font-size-asian="14pt" style:font-style-asian="normal" style:font-weight-asian="bold" style:font-size-complex="14pt" style:font-style-complex="normal" style:font-weight-complex="bold"/>
    </style:style>
    <style:style style:name="T16" style:family="text">
      <style:text-properties fo:color="#000000" style:text-line-through-style="none" fo:font-family="Arial" fo:font-size="24pt" fo:letter-spacing="normal" fo:font-style="normal" style:text-underline-style="none" fo:font-weight="bold" style:font-family-asian="Arial" style:font-size-asian="24pt" style:font-style-asian="normal" style:font-weight-asian="bold" style:font-size-complex="24pt" style:font-style-complex="normal" style:font-weight-complex="bold"/>
    </style:style>
    <style:style style:name="T17" style:family="text">
      <style:text-properties fo:color="#cc0000" style:text-line-through-style="none" fo:font-family="Cabin" fo:font-size="36pt" fo:letter-spacing="normal" fo:font-style="normal" style:text-underline-style="none" fo:font-weight="bold" style:font-family-asian="Cabin" style:font-size-asian="36pt" style:font-style-asian="normal" style:font-weight-asian="bold" style:font-size-complex="36pt" style:font-style-complex="normal" style:font-weight-complex="bold"/>
    </style:style>
    <style:style style:name="T18" style:family="text">
      <style:text-properties fo:color="#000000" style:text-line-through-style="none" fo:font-family="Cabin" fo:font-size="30pt" fo:letter-spacing="normal" fo:font-style="normal" style:text-underline-style="none" fo:font-weight="normal" style:font-family-asian="Cabin" style:font-size-asian="30pt" style:font-style-asian="normal" style:font-weight-asian="normal" style:font-size-complex="30pt" style:font-style-complex="normal" style:font-weight-complex="normal"/>
    </style:style>
    <style:style style:name="T19" style:family="text">
      <style:text-properties fo:color="#666666" style:text-line-through-style="none" fo:font-family="Cabin" fo:font-size="24pt" fo:letter-spacing="normal" fo:font-style="normal" style:text-underline-style="none" fo:font-weight="normal" style:font-family-asian="Cabin" style:font-size-asian="24pt" style:font-style-asian="normal" style:font-weight-asian="normal" style:font-size-complex="24pt" style:font-style-complex="normal" style:font-weight-complex="normal"/>
    </style:style>
    <style:style style:name="T20" style:family="text">
      <style:text-properties fo:color="#000000" style:text-line-through-style="none" fo:font-family="Cabin" fo:font-size="24pt" fo:letter-spacing="normal" fo:font-style="normal" style:text-underline-style="none" fo:font-weight="normal" style:font-family-asian="Cabin" style:font-size-asian="24pt" style:font-style-asian="normal" style:font-weight-asian="normal" style:font-size-complex="24pt" style:font-style-complex="normal" style:font-weight-complex="normal"/>
    </style:style>
    <style:style style:name="T21" style:family="text">
      <style:text-properties fo:color="#cc0000" style:text-line-through-style="none" fo:font-family="Cabin" fo:font-size="48pt" fo:letter-spacing="normal" fo:font-style="normal" style:text-underline-style="none" fo:font-weight="bold" style:font-family-asian="Cabin" style:font-size-asian="48pt" style:font-style-asian="normal" style:font-weight-asian="bold" style:font-size-complex="48pt" style:font-style-complex="normal" style:font-weight-complex="bold"/>
    </style:style>
    <style:style style:name="T2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3" style:family="text">
      <style:text-properties fo:color="#cc0000" style:text-line-through-style="none" fo:font-family="Cabin" fo:font-size="30pt" fo:letter-spacing="normal" fo:font-style="normal" style:text-underline-style="none" fo:font-weight="bold" style:font-family-asian="Cabin" style:font-size-asian="30pt" style:font-style-asian="normal" style:font-weight-asian="bold" style:font-size-complex="30pt" style:font-style-complex="normal" style:font-weight-complex="bold"/>
    </style:style>
    <style:style style:name="T24" style:family="text">
      <style:text-properties fo:color="#0b5394" style:text-line-through-style="none" fo:font-family="Cabin" fo:letter-spacing="normal" fo:font-style="normal" style:text-underline-style="none" fo:font-weight="bold" style:font-family-asian="Cabin" style:font-style-asian="normal" style:font-weight-asian="bold" style:font-style-complex="normal" style:font-weight-complex="bold"/>
    </style:style>
    <style:style style:name="T25" style:family="text">
      <style:text-properties fo:color="#000000" style:text-line-through-style="none" fo:font-family="'Helvetica Neue'" fo:font-size="40pt" fo:letter-spacing="normal" fo:font-style="normal" style:text-underline-style="none" fo:font-weight="normal" style:font-family-asian="'Helvetica Neue'" style:font-size-asian="40pt" style:font-style-asian="normal" style:font-weight-asian="normal" style:font-size-complex="40pt" style:font-style-complex="normal" style:font-weight-complex="normal"/>
    </style:style>
    <style:style style:name="T26" style:family="text">
      <style:text-properties fo:color="#cc0000" style:text-line-through-style="none" fo:font-family="Cabin" fo:font-size="40pt" fo:letter-spacing="normal" fo:font-style="normal" style:text-underline-style="none" fo:font-weight="bold" style:font-family-asian="Cabin" style:font-size-asian="40pt" style:font-style-asian="normal" style:font-weight-asian="bold" style:font-size-complex="40pt" style:font-style-complex="normal" style:font-weight-complex="bold"/>
    </style:style>
    <style:style style:name="T27" style:family="text">
      <style:text-properties fo:color="#1155cc" style:text-line-through-style="none" fo:font-family="Cabin" fo:letter-spacing="normal" fo:font-style="normal" style:text-underline-style="none" fo:font-weight="bold" style:font-family-asian="Cabin" style:font-style-asian="normal" style:font-weight-asian="bold" style:font-style-complex="normal" style:font-weight-complex="bold"/>
    </style:style>
    <style:style style:name="T28" style:family="text">
      <style:text-properties fo:color="#cc0000" style:text-line-through-style="none" fo:font-family="Cabin" fo:font-size="25pt" fo:letter-spacing="normal" fo:font-style="normal" style:text-underline-style="none" fo:font-weight="bold" style:font-family-asian="Cabin" style:font-size-asian="25pt" style:font-style-asian="normal" style:font-weight-asian="bold" style:font-size-complex="25pt" style:font-style-complex="normal" style:font-weight-complex="bold"/>
    </style:style>
    <style:style style:name="T29" style:family="text">
      <style:text-properties fo:color="#434343" style:text-line-through-style="none" fo:font-family="Arial" fo:font-size="12pt" fo:letter-spacing="normal" fo:font-style="normal" style:text-underline-style="none" fo:font-weight="normal" style:font-family-asian="Arial" style:font-size-asian="12pt" style:font-style-asian="normal" style:font-weight-asian="normal" style:font-size-complex="12pt" style:font-style-complex="normal" style:font-weight-complex="normal"/>
    </style:style>
    <style:style style:name="T30" style:family="text">
      <style:text-properties fo:color="#434343" style:text-line-through-style="none" fo:font-family="Arial" fo:font-size="12pt" fo:letter-spacing="normal" fo:font-style="normal" style:text-underline-style="none" fo:font-weight="bold" style:font-family-asian="Arial" style:font-size-asian="12pt" style:font-style-asian="normal" style:font-weight-asian="bold" style:font-size-complex="12pt" style:font-style-complex="normal" style:font-weight-complex="bold"/>
    </style:style>
    <style:style style:name="T31" style:family="text">
      <style:text-properties fo:color="#434343" style:text-line-through-style="none" fo:font-family="Arial" fo:font-size="12pt" fo:letter-spacing="normal" fo:font-style="normal" style:text-underline-style="solid" style:text-underline-width="auto" style:text-underline-color="font-color" fo:font-weight="bold" style:font-family-asian="Arial" style:font-size-asian="12pt" style:font-style-asian="normal" style:font-weight-asian="bold" style:font-size-complex="12pt" style:font-style-complex="normal" style:font-weight-complex="bold"/>
    </style:style>
    <style:style style:name="T32" style:family="text">
      <style:text-properties fo:color="#434343" style:text-line-through-style="none" fo:font-family="Oswald" fo:font-size="48pt" fo:letter-spacing="normal" fo:font-style="normal" style:text-underline-style="none" fo:font-weight="bold" style:font-family-asian="Oswald" style:font-size-asian="48pt" style:font-style-asian="normal" style:font-weight-asian="bold" style:font-size-complex="48pt" style:font-style-complex="normal" style:font-weight-complex="bold"/>
    </style:style>
    <style:style style:name="T33" style:family="text">
      <style:text-properties fo:color="#1155cc" style:text-line-through-style="none" fo:font-family="Cabin" fo:font-size="24pt" fo:letter-spacing="normal" fo:font-style="normal" style:text-underline-style="solid" style:text-underline-width="auto" style:text-underline-color="font-color" fo:font-weight="bold" style:font-family-asian="Cabin"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I">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style:num-suffix="." text:bullet-char="">
        <style:list-level-properties text:min-label-width="0.6cm"/>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I">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1" draw:layer="layout" svg:width="20.087cm" svg:height="13.961cm" svg:x="0cm" svg:y="0.9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1" draw:layer="layout" svg:width="25.398cm" svg:height="3.415cm" svg:x="0cm" svg:y="15.6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3" draw:layer="layout" svg:width="5.807cm" svg:height="1.286cm" svg:x="18.765cm" svg:y="12.294cm">
          <text:p text:style-name="P2"><text:span text:style-name="T1">Powered B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1" draw:layer="layout" svg:width="7.048cm" svg:height="2.657cm" svg:x="18.145cm" svg:y="13.5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1">
        <draw:custom-shape draw:name="CustomShape 1" draw:style-name="gr2" draw:text-style-name="P1" draw:layer="layout" svg:width="25.398cm" svg:height="3.415cm" svg:x="0cm" svg:y="15.6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24.143cm" svg:height="16.763cm" svg:x="0.254cm" svg:y="-0.508cm">
          <text:p text:style-name="P4"><text:span text:style-name="T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5" draw:layer="layout" svg:width="23.845cm" svg:height="14.986cm" svg:x="1.047cm" svg:y="1.016cm">
          <draw:text-box>
            <text:p text:style-name="P5"><text:span text:style-name="T3">The Fellowship</text:span><text:span text:style-name="T4">,</text:span><text:span text:style-name="T5"> CfAs flagship program, connects talented developers and designers with local governments to harness technology for public good.</text:span></text:p>
            <text:p text:style-name="P5"><text:span text:style-name="T3">The Brigade</text:span><text:span text:style-name="T6"> </text:span><text:span text:style-name="T5">is an organizing force for civic minded developers, designers, data scientists, and leaders who contribute their talents towards addressing the problems we see everyday.</text:span></text:p>
            <text:p text:style-name="P5"><text:span text:style-name="T3">The Accelerator:</text:span><text:span text:style-name="T6"> </text:span><text:span text:style-name="T5">With more than $140 billion poured into the civic tech industry — we’re looking to find and support entrepreneurs to take advantage of it, and disrupt the current ways of doing business.</text:span></text:p>
            <text:p text:style-name="P5"><text:span text:style-name="T3">The Peer Network:</text:span><text:span text:style-name="T5"> The Peer Network connects local governments around the country to facilitate peer learning, collaborative problem-solving, and the spread of innovation best practices between cities.</text:span></text:p>
            <text:p text:style-name="P5"/>
          </draw:text-box>
        </draw:frame>
        <presentation:notes draw:style-name="dp2">
          <draw:page-thumbnail draw:style-name="gr5"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3" draw:master-page-name="Blank_20_Slide">
        <draw:custom-shape draw:name="CustomShape 1" draw:style-name="gr7" draw:text-style-name="P1" draw:layer="layout" svg:width="24.219cm" svg:height="13.504cm" svg:x="0.59cm" svg:y="3.4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3" draw:layer="layout" svg:width="13.852cm" svg:height="2.547cm" svg:x="1.01cm" svg:y="0.914cm">
          <text:p text:style-name="P2"><text:span text:style-name="T7">2012 CfA Fellowship Ap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3" presentation:class="page"/>
          <draw:frame presentation:style-name="pr3" draw:layer="layout" svg:width="17.271cm" svg:height="12.573cm" svg:x="2.159cm" svg:y="13.271cm" presentation:class="notes" presentation:placeholder="true">
            <draw:text-box/>
          </draw:frame>
        </presentation:notes>
      </draw:page>
      <draw:page draw:name="page4" draw:style-name="dp1" draw:master-page-name="Blank_20_Slide">
        <draw:custom-shape draw:name="CustomShape 1" draw:style-name="gr8" draw:text-style-name="P1" draw:layer="layout" svg:width="11.405cm" svg:height="9.714cm" svg:x="12.554cm" svg:y="0.6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 draw:layer="layout" svg:width="11.335cm" svg:height="9.74cm" svg:x="12.589cm" svg:y="0.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3" draw:layer="layout" svg:width="11.74cm" svg:height="9.365cm" svg:x="0.847cm" svg:y="1.691cm">
          <text:p text:style-name="P2"><text:span text:style-name="T8"><text:a xlink:href="http://seepennywork.in/#about" xlink:type="simple">
</text:a></text:span><text:span text:style-name="T9">a transparency toolkit</text:span></text:p>
          <text:p text:style-name="P2"><text:span text:style-name="T10">see penny work</text:span></text:p>
          <text:p text:style-name="P2"><text:span text:style-name="T11">budget and project visualization</text:span></text:p>
          <text:p text:style-name="P6"><text:span text:style-name="T12">See Penny Work was built with municipal tax referendums in mind. A Wordpress theme + Google Spreadsheet powered visualization kit to make information about your projects and budget clear and accessible through charts, maps, tables, photos, blog p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1" draw:layer="layout" svg:width="25.398cm" svg:height="3.415cm" svg:x="0cm" svg:y="15.8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 draw:text-style-name="P3" draw:layer="layout" svg:width="23.56cm" svg:height="6.255cm" svg:x="0.919cm" svg:y="11.059cm">
          <text:p text:style-name="P2"><text:span text:style-name="T13">See Penny Work is a Wordpress theme that's connected to Google spreadsheets. The theme is customized by you so that the style and projects on the sidebar fit with your budget and tastes. Each page gets its information from the input of the creator (like project descriptions and photos), the spreadsheets (like the maps, charts and tables) or through querying tagged items (like documents and related posts). More details on this futher 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4" presentation:class="page"/>
          <draw:frame presentation:style-name="pr3" draw:layer="layout" svg:width="17.271cm" svg:height="12.573cm" svg:x="2.159cm" svg:y="13.271cm" presentation:class="notes" presentation:placeholder="true">
            <draw:text-box/>
          </draw:frame>
        </presentation:notes>
      </draw:page>
      <draw:page draw:name="page5" draw:style-name="dp1" draw:master-page-name="Blank_20_Slide">
        <draw:custom-shape draw:name="CustomShape 1" draw:style-name="gr11" draw:text-style-name="P1" draw:layer="layout" svg:width="25.398cm" svg:height="13.34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1" draw:layer="layout" svg:width="7.936cm" svg:height="1.744cm" svg:x="3.545cm" svg:y="14.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1" draw:layer="layout" svg:width="25.398cm" svg:height="3.415cm" svg:x="0cm" svg:y="15.8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5" presentation:class="page"/>
          <draw:frame presentation:style-name="pr3" draw:layer="layout" svg:width="17.271cm" svg:height="12.573cm" svg:x="2.159cm" svg:y="13.271cm" presentation:class="notes" presentation:placeholder="true">
            <draw:text-box/>
          </draw:frame>
        </presentation:notes>
      </draw:page>
      <draw:page draw:name="page6" draw:style-name="dp1" draw:master-page-name="Blank_20_Slide">
        <draw:custom-shape draw:name="CustomShape 1" draw:style-name="gr13" draw:text-style-name="P1" draw:layer="layout" svg:width="25.014cm" svg:height="4.132cm" svg:x="0.192cm" svg:y="0.3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1" draw:layer="layout" svg:width="25.398cm" svg:height="3.415cm" svg:x="0cm" svg:y="15.6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1" draw:layer="layout" svg:width="4.549cm" svg:height="1.638cm" svg:x="1.387cm" svg:y="5.9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 draw:text-style-name="P1" draw:layer="layout" svg:width="5.066cm" svg:height="3.436cm" svg:x="0.679cm" svg:y="12.8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1" draw:layer="layout" svg:width="3.834cm" svg:height="3.834cm" svg:x="18.801cm" svg:y="5.3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3" draw:layer="layout" svg:width="8.593cm" svg:height="1.859cm" svg:x="5.938cm" svg:y="14.401cm">
          <text:p text:style-name="P2"><text:span text:style-name="T14">A Web-Based Collaboration and Decision-Making T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3" draw:layer="layout" svg:width="8.331cm" svg:height="1.951cm" svg:x="16.046cm" svg:y="15.283cm">
          <text:p text:style-name="P2"><text:span text:style-name="T14">Online forums made civil, legal and insightf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 draw:text-style-name="P3" draw:layer="layout" svg:width="8.331cm" svg:height="3.945cm" svg:x="0.306cm" svg:y="7.341cm">
          <text:p text:style-name="P2"><text:span text:style-name="T15">an online marketplace for community projects that allows you to share ideas for making the city better, and to turn those ideas into projects that have real imp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3" draw:layer="layout" svg:width="8.331cm" svg:height="3.148cm" svg:x="16.552cm" svg:y="9.173cm">
          <text:p text:style-name="P2"><text:span text:style-name="T15">share your ideas and insights for your city, support your neighbors’ ideas, and connect with people who share your interes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 draw:text-style-name="P1" draw:layer="layout" svg:width="1.438cm" svg:height="1.442cm" svg:x="15.771cm" svg:y="13.5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 draw:text-style-name="P3" draw:layer="layout" svg:width="7.441cm" svg:height="2.035cm" svg:x="17.212cm" svg:y="13.524cm">
          <text:p text:style-name="P2"><text:span text:style-name="T16">Open Town H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8" draw:text-style-name="P1" draw:layer="layout" svg:width="7.264cm" svg:height="4.733cm" svg:x="8.506cm" svg:y="4.8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0" draw:text-style-name="P3" draw:layer="layout" svg:width="7.845cm" svg:height="5.186cm" svg:x="8.555cm" svg:y="8.774cm">
          <text:p text:style-name="P2"><text:span text:style-name="T15"><text:s/></text:span><text:span text:style-name="T15">Bringing together the interactivity of social networks and the incentives of online games, Community PlanIt transforms participatory planning into a fun, engaging activity for all 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6" presentation:class="page"/>
          <draw:frame presentation:style-name="pr3" draw:layer="layout" svg:width="17.271cm" svg:height="12.573cm" svg:x="2.159cm" svg:y="13.271cm" presentation:class="notes" presentation:placeholder="true">
            <draw:text-box/>
          </draw:frame>
        </presentation:notes>
      </draw:page>
      <draw:page draw:name="page7" draw:style-name="dp1" draw:master-page-name="Title_2c__20_Content" presentation:presentation-page-layout-name="AL2T11">
        <draw:custom-shape draw:name="TextShape 1" draw:style-name="gr19" draw:text-style-name="P3" draw:layer="layout" svg:width="22.858cm" svg:height="3.173cm" svg:x="1.27cm" svg:y="0.763cm">
          <text:p text:style-name="P2"><text:span text:style-name="T17">Code for Ma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22.858cm" svg:height="13.797cm" svg:x="1.27cm" svg:y="3.504cm">
          <text:p text:style-name="P2"><text:span text:style-name="T18">The purpose of Code for Maine is to create and sustain local instances of goals and strategic outcomes shared by the national network:</text:span></text:p>
          <text:p text:style-name="P2"><text:span text:style-name="T18"/></text:p>
          <text:list text:style-name="L3">
            <text:list-item>
              <text:p text:style-name="P7"><text:span text:style-name="T19">Governments leveraging technology more effectively</text:span></text:p>
            </text:list-item>
            <text:list-item>
              <text:p text:style-name="P7"><text:span text:style-name="T19">Citizens and community groups solving civic issues</text:span></text:p>
            </text:list-item>
            <text:list-item>
              <text:p text:style-name="P7"><text:span text:style-name="T19">Municipalities/Regions collaborating to work better</text:span></text:p>
            </text:list-item>
            <text:list-item>
              <text:p text:style-name="P7"><text:span text:style-name="T19">Civic apps built on linked, open data</text:span></text:p>
            </text:list-item>
            <text:list-item>
              <text:p text:style-name="P7"><text:span text:style-name="T19">Encouraging local innov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1" draw:layer="layout" svg:width="25.398cm" svg:height="3.415cm" svg:x="0cm" svg:y="15.6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Title_2c__20_Content" presentation:presentation-page-layout-name="AL2T11">
        <draw:custom-shape draw:name="TextShape 1" draw:style-name="gr19" draw:text-style-name="P3" draw:layer="layout" svg:width="22.858cm" svg:height="1.921cm" svg:x="1.27cm" svg:y="0.995cm">
          <text:p text:style-name="P2"><text:span text:style-name="T17">Code for Maine 2012-2013 Go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22.858cm" svg:height="15.188cm" svg:x="1.27cm" svg:y="3.054cm">
          <text:list text:style-name="L4">
            <text:list-item>
              <text:p text:style-name="P7"><text:span text:style-name="T20">A Lasting Local Presence</text:span></text:p>
            </text:list-item>
          </text:list>
          <text:list text:style-name="L5">
            <text:list-item>
              <text:list>
                <text:list-item>
                  <text:p text:style-name="P7"><text:span text:style-name="T20">Well-documented activities via Web for others to build on if necessary</text:span></text:p>
                </text:list-item>
                <text:list-item>
                  <text:p text:style-name="P7"><text:span text:style-name="T20">Partnerships with Anchor Institutions</text:span></text:p>
                </text:list-item>
                <text:list-item>
                  <text:p text:style-name="P7"><text:span text:style-name="T20">Volunteer CfA Brigade akin to Volunteer Fire Department</text:span></text:p>
                </text:list-item>
              </text:list>
            </text:list-item>
          </text:list>
          <text:list text:style-name="L6">
            <text:list-item>
              <text:p text:style-name="P7"><text:span text:style-name="T20">Introduce State, and Municipal Governments to Civic Technology Through Working Models</text:span></text:p>
            </text:list-item>
            <text:list-item>
              <text:p text:style-name="P7"><text:span text:style-name="T20">Introduce National/Global Networks to Working Models of Small Cities and Rural Regions Deploying Civic Technology</text:span></text:p>
            </text:list-item>
          </text:list>
          <text:p text:style-name="P2"><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1" draw:layer="layout" svg:width="25.398cm" svg:height="3.415cm" svg:x="0cm" svg:y="15.6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Title_2c__20_Content" presentation:presentation-page-layout-name="AL2T11">
        <draw:custom-shape draw:name="TextShape 1" draw:style-name="gr10" draw:text-style-name="P3" draw:layer="layout" svg:width="24.087cm" svg:height="6.28cm" svg:x="0.376cm" svg:y="0.296cm">
          <text:p text:style-name="P8"><text:span text:style-name="T21">Capacity Building Through Community Build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1" draw:layer="layout" svg:width="25.398cm" svg:height="3.415cm" svg:x="0cm" svg:y="15.6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0" draw:text-style-name="P1" draw:layer="layout" svg:width="8.368cm" svg:height="9.896cm" svg:x="7.821cm" svg:y="5.7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9" presentation:class="page"/>
          <draw:frame presentation:style-name="pr2" draw:layer="layout" svg:width="17.271cm" svg:height="12.573cm" svg:x="2.159cm" svg:y="13.271cm" presentation:class="notes" presentation:placeholder="true">
            <draw:text-box/>
          </draw:frame>
        </presentation:notes>
      </draw:page>
      <draw:page draw:name="page10" draw:style-name="dp4" draw:master-page-name="Title_2c__20_Content" presentation:presentation-page-layout-name="AL2T11">
        <draw:custom-shape draw:name="CustomShape 1" draw:style-name="gr10" draw:text-style-name="P3" draw:layer="layout" svg:width="8.102cm" svg:height="4.613cm" svg:x="-0.443cm" svg:y="0.84cm">
          <text:p text:style-name="P4"><text:span text:style-name="T22"/></text:p>
          <text:p text:style-name="P2"><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 draw:text-style-name="P1" draw:layer="layout" svg:width="19.601cm" svg:height="3.638cm" svg:x="2.088cm" svg:y="0.8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2" draw:text-style-name="P1" draw:layer="layout" svg:width="6.554cm" svg:height="4.859cm" svg:x="13.181cm" svg:y="4.9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3" draw:text-style-name="P1" draw:layer="layout" svg:width="8.851cm" svg:height="11.469cm" svg:x="2.587cm" svg:y="5.4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4" draw:text-style-name="P1" draw:layer="layout" svg:width="9.268cm" svg:height="5.343cm" svg:x="2.379cm" svg:y="11.6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1" draw:layer="layout" svg:width="9.644cm" svg:height="6.453cm" svg:x="12.949cm" svg:y="10.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1" draw:layer="layout" svg:width="25.398cm" svg:height="3.415cm" svg:x="0cm" svg:y="15.8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10" presentation:class="page"/>
          <draw:frame presentation:style-name="pr2" draw:layer="layout" svg:width="17.271cm" svg:height="12.573cm" svg:x="2.159cm" svg:y="13.271cm" presentation:class="notes" presentation:placeholder="true">
            <draw:text-box/>
          </draw:frame>
        </presentation:notes>
      </draw:page>
      <draw:page draw:name="page11" draw:style-name="dp1" draw:master-page-name="Title_2c__20_Content" presentation:presentation-page-layout-name="AL2T11">
        <draw:custom-shape draw:name="CustomShape 1" draw:style-name="gr26" draw:text-style-name="P1" draw:layer="layout" svg:width="13.523cm" svg:height="8.642cm" svg:x="9.83cm" svg:y="2.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1" draw:layer="layout" svg:width="15.011cm" svg:height="4.377cm" svg:x="0.499cm" svg:y="13.1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8" draw:text-style-name="P1" draw:layer="layout" svg:width="15.041cm" svg:height="2.371cm" svg:x="0.499cm" svg:y="15.1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3" draw:layer="layout" svg:width="18.651cm" svg:height="3.631cm" svg:x="3.374cm" svg:y="0.487cm">
          <text:p text:style-name="P2"><text:span text:style-name="T23">Open Source Collaboration in Ma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3" draw:layer="layout" svg:width="7.972cm" svg:height="5.713cm" svg:x="1.329cm" svg:y="3.101cm">
          <text:p text:style-name="P2"><text:span text:style-name="T14">The Bath Freight Shed Alliance combined a traditional fundraising campaign with community groups like the Rotary Club with an online crowdfunding platform called Kickstarter to raise over $18,448 for a new community event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3" draw:layer="layout" svg:width="9.035cm" svg:height="2.966cm" svg:x="0.797cm" svg:y="8.816cm">
          <text:p text:style-name="P2"><text:span text:style-name="T14">The Bangor Daily News uses an open source web-publishing platform called Wordpress, along with a cloud-based productivity suite called GoogleDocs to write, edit and publish articles in real-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3" draw:layer="layout" svg:width="9.169cm" svg:height="6.333cm" svg:x="15.949cm" svg:y="11.519cm">
          <text:p text:style-name="P2"><text:span text:style-name="T24">Both are examples of how traditional, small institutions can use cloud computing, crowdsourcing, and open source applications to accomplish things which never would have been possible in the p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1" draw:layer="layout" svg:width="0.663cm" svg:height="0.706cm" svg:x="7.799cm" svg:y="12.36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9" draw:style-name="gr29" draw:text-style-name="P1" draw:layer="layout" svg:width="0.618cm" svg:height="0.485cm" svg:x="9.082cm" svg:y="6.645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5" draw:layer="layout" svg:width="13.968cm" svg:height="10.475cm" svg:x="3.81cm" svg:y="2.123cm" draw:page-number="11" presentation:class="page"/>
          <draw:frame presentation:style-name="pr2" draw:layer="layout" svg:width="17.271cm" svg:height="12.573cm" svg:x="2.159cm" svg:y="13.271cm" presentation:class="notes" presentation:placeholder="true">
            <draw:text-box/>
          </draw:frame>
        </presentation:notes>
      </draw:page>
      <draw:page draw:name="page12" draw:style-name="dp4" draw:master-page-name="Title_2c__20_Content" presentation:presentation-page-layout-name="AL2T11">
        <draw:custom-shape draw:name="CustomShape 1" draw:style-name="gr2" draw:text-style-name="P1" draw:layer="layout" svg:width="25.398cm" svg:height="3.415cm" svg:x="0cm" svg:y="15.8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8.102cm" svg:height="4.613cm" svg:x="-0.443cm" svg:y="0.84cm">
          <text:p text:style-name="P4"><text:span text:style-name="T22"/></text:p>
          <text:p text:style-name="P2"><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0" draw:text-style-name="P1" draw:layer="layout" svg:width="8.809cm" svg:height="13.227cm" svg:x="0.847cm" svg:y="0.8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1" draw:text-style-name="P1" draw:layer="layout" svg:width="14.028cm" svg:height="12.848cm" svg:x="10.368cm" svg:y="2.5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12" presentation:class="page"/>
          <draw:frame presentation:style-name="pr2" draw:layer="layout" svg:width="17.271cm" svg:height="12.573cm" svg:x="2.159cm" svg:y="13.271cm" presentation:class="notes" presentation:placeholder="true">
            <draw:text-box/>
          </draw:frame>
        </presentation:notes>
      </draw:page>
      <draw:page draw:name="page13" draw:style-name="dp4" draw:master-page-name="Title_2c__20_Content" presentation:presentation-page-layout-name="AL2T11">
        <draw:custom-shape draw:name="CustomShape 1" draw:style-name="gr10" draw:text-style-name="P3" draw:layer="layout" svg:width="8.102cm" svg:height="4.613cm" svg:x="-0.443cm" svg:y="0.84cm">
          <text:p text:style-name="P4"><text:span text:style-name="T22"/></text:p>
          <text:p text:style-name="P2"><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1" draw:layer="layout" svg:width="6.483cm" svg:height="6.426cm" svg:x="13.761cm" svg:y="0.84cm">
          <text:p/>
          <draw:enhanced-geometry draw:mirror-horizontal="false" draw:mirror-vertical="false" draw:text-areas="0 ?f4 ?f5 ?f9" svg:viewBox="0 0 0 0" draw:type="ooxml-snip1Rect" draw:modifiers="4121"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CustomShape 3" draw:style-name="gr32" draw:text-style-name="P1" draw:layer="layout" svg:width="8.998cm" svg:height="6.231cm" svg:x="3.504cm" svg:y="1.046cm">
          <text:p/>
          <draw:enhanced-geometry draw:mirror-horizontal="false" draw:mirror-vertical="false" draw:text-areas="0 ?f4 ?f5 ?f9" svg:viewBox="0 0 0 0" draw:type="ooxml-snip1Rect" draw:modifiers="4121"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CustomShape 4" draw:style-name="gr32" draw:text-style-name="P1" draw:layer="layout" svg:width="8.907cm" svg:height="8.348cm" svg:x="12.987cm" svg:y="8.071cm">
          <text:p/>
          <draw:enhanced-geometry draw:mirror-horizontal="false" draw:mirror-vertical="false" draw:text-areas="0 ?f4 ?f5 ?f9" svg:viewBox="0 0 0 0" draw:type="ooxml-snip1Rect" draw:modifiers="4121"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CustomShape 5" draw:style-name="gr33" draw:text-style-name="P1" draw:layer="layout" svg:width="8.087cm" svg:height="8.952cm" svg:x="3.87cm" svg:y="7.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1" draw:layer="layout" svg:width="7.718cm" svg:height="6.671cm" svg:x="13.557cm" svg:y="8.9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5" draw:text-style-name="P1" draw:layer="layout" svg:width="5.969cm" svg:height="5.814cm" svg:x="13.983cm" svg:y="1.1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6" draw:text-style-name="P1" draw:layer="layout" svg:width="8.247cm" svg:height="5.31cm" svg:x="3.87cm" svg:y="1.4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1" draw:layer="layout" svg:width="25.398cm" svg:height="3.415cm" svg:x="0cm" svg:y="15.8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13" presentation:class="page"/>
          <draw:frame presentation:style-name="pr2" draw:layer="layout" svg:width="17.271cm" svg:height="12.573cm" svg:x="2.159cm" svg:y="13.271cm" presentation:class="notes" presentation:placeholder="true">
            <draw:text-box/>
          </draw:frame>
        </presentation:notes>
      </draw:page>
      <draw:page draw:name="page14" draw:style-name="dp4" draw:master-page-name="Title_2c__20_Content" presentation:presentation-page-layout-name="AL2T11">
        <draw:custom-shape draw:name="CustomShape 1" draw:style-name="gr10" draw:text-style-name="P3" draw:layer="layout" svg:width="8.102cm" svg:height="4.613cm" svg:x="-0.443cm" svg:y="0.84cm">
          <text:p text:style-name="P4"><text:span text:style-name="T22"/></text:p>
          <text:p text:style-name="P2"><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1" draw:layer="layout" svg:width="9.272cm" svg:height="15.284cm" svg:x="1.632cm" svg:y="0.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8" draw:text-style-name="P1" draw:layer="layout" svg:width="10.115cm" svg:height="6.949cm" svg:x="12.583cm" svg:y="1.3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9" draw:text-style-name="P1" draw:layer="layout" svg:width="9.953cm" svg:height="6.723cm" svg:x="12.664cm" svg:y="9.0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1" draw:layer="layout" svg:width="25.398cm" svg:height="3.415cm" svg:x="0cm" svg:y="15.8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14" presentation:class="page"/>
          <draw:frame presentation:style-name="pr2" draw:layer="layout" svg:width="17.271cm" svg:height="12.573cm" svg:x="2.159cm" svg:y="13.271cm" presentation:class="notes" presentation:placeholder="true">
            <draw:text-box/>
          </draw:frame>
        </presentation:notes>
      </draw:page>
      <draw:page draw:name="page15" draw:style-name="dp4" draw:master-page-name="Title_2c__20_Content" presentation:presentation-page-layout-name="AL2T11">
        <draw:custom-shape draw:name="CustomShape 1" draw:style-name="gr2" draw:text-style-name="P1" draw:layer="layout" svg:width="25.398cm" svg:height="3.415cm" svg:x="0cm" svg:y="15.8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0" draw:text-style-name="P3" draw:layer="layout" svg:width="22.381cm" svg:height="3.616cm" svg:x="1.508cm" svg:y="0.514cm">
          <text:p><text:span text:style-name="T25"/></text:p>
          <text:p text:style-name="P4"><text:span text:style-name="T26">Online Participation Tools Can Enhance Traditional Public Dialog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1" draw:text-style-name="P1" draw:layer="layout" svg:width="2.859cm" svg:height="2.205cm" svg:x="18.418cm" svg:y="6.3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2" draw:text-style-name="P1" draw:layer="layout" svg:width="1.427cm" svg:height="1.427cm" svg:x="19.18cm" svg:y="6.1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3" draw:text-style-name="P1" draw:layer="layout" svg:width="3.49cm" svg:height="3.49cm" svg:x="18.132cm" svg:y="6.1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4" draw:text-style-name="P1" draw:layer="layout" svg:width="1.427cm" svg:height="1.427cm" svg:x="19.156cm" svg:y="7.1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4" draw:text-style-name="P1" draw:layer="layout" svg:width="2.604cm" svg:height="2.604cm" svg:x="3.108cm" svg:y="6.7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5" draw:text-style-name="P1" draw:layer="layout" svg:width="2.18cm" svg:height="2.166cm" svg:x="8.594cm" svg:y="12.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6" draw:text-style-name="P1" draw:layer="layout" svg:width="1.917cm" svg:height="1.905cm" svg:x="8.527cm" svg:y="10.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7" draw:text-style-name="P3" draw:layer="layout" svg:width="7.291cm" svg:height="5.315cm" svg:x="1.234cm" svg:y="10.791cm">
          <text:p text:style-name="P8"><text:span text:style-name="T27">Meeting uses video webcast. Citizens, guest speakers and absent committee members are given various options to submit 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7" draw:text-style-name="P3" draw:layer="layout" svg:width="4.658cm" svg:height="3.983cm" svg:x="20.303cm" svg:y="11.457cm">
          <text:p text:style-name="P8"><text:span text:style-name="T27">Directions for Joining Online Community Announced at Mee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8" draw:text-style-name="P1" draw:layer="layout" svg:width="2.169cm" svg:height="2.172cm" svg:x="18.132cm" svg:y="14.1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7" draw:text-style-name="P3" draw:layer="layout" svg:width="5.57cm" svg:height="3.817cm" svg:x="9.584cm" svg:y="6.102cm">
          <text:p text:style-name="P8"><text:span text:style-name="T27">Discussion continues online where next meeting date will be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0" draw:text-style-name="P3" draw:layer="layout" svg:width="8.102cm" svg:height="4.613cm" svg:x="-0.443cm" svg:y="0.84cm">
          <text:p text:style-name="P4"><text:span text:style-name="T22"/></text:p>
          <text:p text:style-name="P2"><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0" draw:text-style-name="P3" draw:layer="layout" svg:width="8.102cm" svg:height="1.48cm" svg:x="16.511cm" svg:y="4.399cm">
          <text:p text:style-name="P2"><text:span text:style-name="T27">Online Participation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0" draw:text-style-name="P3" draw:layer="layout" svg:width="5.669cm" svg:height="2.18cm" svg:x="1.384cm" svg:y="4.399cm">
          <text:p text:style-name="P2"><text:span text:style-name="T27">Traditional Public Outreach Mee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9" draw:text-style-name="P1" draw:layer="layout" svg:width="7.165cm" svg:height="2.081cm" draw:transform="rotate (-3.14159265358979) translate (17.614cm 16.107cm)">
          <text:p/>
          <draw:enhanced-geometry draw:mirror-horizontal="true" draw:mirror-vertical="false" draw:text-areas="0 0 ?f25 ?f24" svg:viewBox="0 0 0 0" draw:type="ooxml-bentArrow" draw:modifiers="25000 50000 50000 72854"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CustomShape 18" draw:style-name="gr49" draw:text-style-name="P1" draw:layer="layout" svg:width="1.559cm" svg:height="3.533cm" svg:x="18.742cm" svg:y="9.9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49" draw:text-style-name="P1" draw:layer="layout" svg:width="2.216cm" svg:height="1.085cm" svg:x="15.156cm" svg:y="7.345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20" draw:style-name="gr49" draw:text-style-name="P1" draw:layer="layout" svg:width="2.216cm" svg:height="1.085cm" svg:x="7.054cm" svg:y="7.345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21" draw:style-name="gr49" draw:text-style-name="P1" draw:layer="layout" svg:width="1.231cm" svg:height="2.766cm" draw:transform="rotate (0.831823921500498) translate (5.713cm 9.748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5" draw:layer="layout" svg:width="13.968cm" svg:height="10.475cm" svg:x="3.81cm" svg:y="2.123cm" draw:page-number="15" presentation:class="page"/>
          <draw:frame presentation:style-name="pr2" draw:layer="layout" svg:width="17.271cm" svg:height="12.573cm" svg:x="2.159cm" svg:y="13.271cm" presentation:class="notes" presentation:placeholder="true">
            <draw:text-box/>
          </draw:frame>
        </presentation:notes>
      </draw:page>
      <draw:page draw:name="page16" draw:style-name="dp4" draw:master-page-name="Title_2c__20_Content" presentation:presentation-page-layout-name="AL2T11">
        <draw:custom-shape draw:name="CustomShape 1" draw:style-name="gr10" draw:text-style-name="P3" draw:layer="layout" svg:width="8.102cm" svg:height="4.613cm" svg:x="-0.443cm" svg:y="0.84cm">
          <text:p text:style-name="P4"><text:span text:style-name="T22"/></text:p>
          <text:p text:style-name="P2"><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5.487cm" svg:height="6.864cm" svg:x="-1.436cm" svg:y="1.173cm">
          <text:p text:style-name="P9"><text:span text:style-name="T28">Strengthening Hyper-Local Government</text:span></text:p>
          <text:p text:style-name="P10"><text:span text:style-name="T29">ANCBrigade is a project in Washington, D.C. to strengthen our unique hyper-local level of government called </text:span><text:span text:style-name="T30">Advisory Neighborhood Commissions (ANCs)</text:span><text:span text:style-name="T29">.</text:span></text:p>
          <text:p text:style-name="P10"><text:span text:style-name="T29">The District is divided into 40 ANCs, about 5 per ward. Each ANC is made up of about 7-8 commissioners. Commissioners are each elected from Single Member Districts (SMDs) comprising about 2,000 District residents. There are 296 ANC commissioners (and SMDs) in the District.</text:span></text:p>
          <text:p text:style-name="P10"><text:span text:style-name="T29">This website is a project of the </text:span><text:span text:style-name="T31"><text:a xlink:href="http://codefordc.org/" xlink:type="simple">DC chapter</text:a></text:span><text:span text:style-name="T29"> of the </text:span><text:span text:style-name="T31"><text:a xlink:href="http://brigade.codeforamerica.org/" xlink:type="simple">Code for America Brigade</text:a></text:span><text:span text:style-name="T29">. We’re volunteers interested in using technology to solve problems in our civic lives. This is a work in progress.</text:span></text:p>
          <text:p text:style-name="P2"><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0" draw:text-style-name="P1" draw:layer="layout" svg:width="19.602cm" svg:height="9.415cm" svg:x="2.504cm" svg:y="9.14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1" draw:layer="layout" svg:width="25.398cm" svg:height="3.415cm" svg:x="0cm" svg:y="15.8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16" presentation:class="page"/>
          <draw:frame presentation:style-name="pr2" draw:layer="layout" svg:width="17.271cm" svg:height="12.573cm" svg:x="2.159cm" svg:y="13.271cm" presentation:class="notes" presentation:placeholder="true">
            <draw:text-box/>
          </draw:frame>
        </presentation:notes>
      </draw:page>
      <draw:page draw:name="page17" draw:style-name="dp4" draw:master-page-name="Title_2c__20_Content" presentation:presentation-page-layout-name="AL2T11">
        <draw:custom-shape draw:name="CustomShape 1" draw:style-name="gr10" draw:text-style-name="P3" draw:layer="layout" svg:width="8.102cm" svg:height="4.613cm" svg:x="-0.443cm" svg:y="0.84cm">
          <text:p text:style-name="P4"><text:span text:style-name="T22"/></text:p>
          <text:p text:style-name="P2"><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1" draw:text-style-name="P1" draw:layer="layout" svg:width="13.814cm" svg:height="9.813cm" svg:x="11.608cm" svg:y="5.4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1" draw:layer="layout" svg:width="25.398cm" svg:height="3.415cm" svg:x="0cm" svg:y="15.8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2" draw:text-style-name="P1" draw:layer="layout" svg:width="12.69cm" svg:height="15.725cm" svg:x="0cm" svg:y="0.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3" draw:text-style-name="P1" draw:layer="layout" svg:width="8.9cm" svg:height="4.847cm" svg:x="14.065cm" svg:y="0.7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17" presentation:class="page"/>
          <draw:frame presentation:style-name="pr2" draw:layer="layout" svg:width="17.271cm" svg:height="12.573cm" svg:x="2.159cm" svg:y="13.271cm" presentation:class="notes" presentation:placeholder="true">
            <draw:text-box/>
          </draw:frame>
        </presentation:notes>
      </draw:page>
      <draw:page draw:name="page18" draw:style-name="dp4" draw:master-page-name="Title_2c__20_Content" presentation:presentation-page-layout-name="AL2T11">
        <draw:custom-shape draw:name="CustomShape 1" draw:style-name="gr2" draw:text-style-name="P1" draw:layer="layout" svg:width="25.398cm" svg:height="3.415cm" svg:x="0cm" svg:y="15.8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8.102cm" svg:height="4.613cm" svg:x="-0.443cm" svg:y="0.84cm">
          <text:p text:style-name="P4"><text:span text:style-name="T22"/></text:p>
          <text:p text:style-name="P2"><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4" draw:text-style-name="P1" draw:layer="layout" svg:width="25.398cm" svg:height="15.30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5" draw:text-style-name="P1" draw:layer="layout" svg:width="6.746cm" svg:height="8.26cm" svg:x="17.779cm" svg:y="8.1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18" presentation:class="page"/>
          <draw:frame presentation:style-name="pr2" draw:layer="layout" svg:width="17.271cm" svg:height="12.573cm" svg:x="2.159cm" svg:y="13.271cm" presentation:class="notes" presentation:placeholder="true">
            <draw:text-box/>
          </draw:frame>
        </presentation:notes>
      </draw:page>
      <draw:page draw:name="page19" draw:style-name="dp1" draw:master-page-name="Title_2c__20_Content" presentation:presentation-page-layout-name="AL2T11">
        <draw:custom-shape draw:name="CustomShape 1" draw:style-name="gr2" draw:text-style-name="P1" draw:layer="layout" svg:width="25.398cm" svg:height="3.415cm" svg:x="0cm" svg:y="15.6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6" draw:text-style-name="P1" draw:layer="layout" svg:width="24.446cm" svg:height="13.73cm" svg:x="0.476cm" svg:y="0.3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19" presentation:class="page"/>
          <draw:frame presentation:style-name="pr2" draw:layer="layout" svg:width="17.271cm" svg:height="12.573cm" svg:x="2.159cm" svg:y="13.271cm" presentation:class="notes" presentation:placeholder="true">
            <draw:text-box/>
          </draw:frame>
        </presentation:notes>
      </draw:page>
      <draw:page draw:name="page20" draw:style-name="dp1" draw:master-page-name="Title_2c__20_Content" presentation:presentation-page-layout-name="AL2T11">
        <draw:custom-shape draw:name="CustomShape 1" draw:style-name="gr2" draw:text-style-name="P1" draw:layer="layout" svg:width="25.398cm" svg:height="3.415cm" svg:x="0cm" svg:y="15.6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7" draw:text-style-name="P1" draw:layer="layout" svg:width="22.585cm" svg:height="15.973cm" svg:x="1.407cm" svg:y="0.4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20" presentation:class="page"/>
          <draw:frame presentation:style-name="pr2" draw:layer="layout" svg:width="17.271cm" svg:height="12.573cm" svg:x="2.159cm" svg:y="13.271cm" presentation:class="notes" presentation:placeholder="true">
            <draw:text-box/>
          </draw:frame>
        </presentation:notes>
      </draw:page>
      <draw:page draw:name="page21" draw:style-name="dp1" draw:master-page-name="Title_2c__20_Content" presentation:presentation-page-layout-name="AL2T11">
        <draw:custom-shape draw:name="CustomShape 1" draw:style-name="gr58" draw:text-style-name="P1" draw:layer="layout" svg:width="17.911cm" svg:height="3.589cm" svg:x="0cm" svg:y="12.4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1" draw:layer="layout" svg:width="25.398cm" svg:height="3.415cm" svg:x="0cm" svg:y="15.6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 draw:text-style-name="P1" draw:layer="layout" svg:width="15.081cm" svg:height="2.8cm" svg:x="0.585cm" svg:y="0.3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9" draw:text-style-name="P1" draw:layer="layout" svg:width="9.584cm" svg:height="15.906cm" svg:x="15.814cm" svg:y="0.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0" draw:text-style-name="P1" draw:layer="layout" svg:width="15.23cm" svg:height="8.637cm" svg:x="0.51cm" svg:y="3.8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21" presentation:class="page"/>
          <draw:frame presentation:style-name="pr2" draw:layer="layout" svg:width="17.271cm" svg:height="12.573cm" svg:x="2.159cm" svg:y="13.271cm" presentation:class="notes" presentation:placeholder="true">
            <draw:text-box/>
          </draw:frame>
        </presentation:notes>
      </draw:page>
      <draw:page draw:name="page22" draw:style-name="dp1" draw:master-page-name="Title_2c__20_Content" presentation:presentation-page-layout-name="AL2T11">
        <draw:custom-shape draw:name="TextShape 1" draw:style-name="gr19" draw:text-style-name="P3" draw:layer="layout" svg:width="10.205cm" svg:height="3.266cm" svg:x="0.716cm" svg:y="1.559cm">
          <text:p text:style-name="P2"><text:span text:style-name="T32">Join 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19.226cm" svg:height="7.755cm" svg:x="3.559cm" svg:y="6.746cm">
          <text:p text:style-name="P11"><text:span text:style-name="T33"><text:a xlink:href="https://www.facebook.com/code4maine" xlink:type="simple">https://www.facebook.com/code4maine</text:a></text:span></text:p>
          <text:p text:style-name="P11"><text:span text:style-name="T33"><text:a xlink:href="http://www.meetup.com/Code-for-Maine/" xlink:type="simple">http://www.meetup.com/Code-for-Maine/</text:a></text:span></text:p>
          <text:p text:style-name="P11"><text:span text:style-name="T33"><text:a xlink:href="https://plus.google.com/b/112929820448674242921/112929820448674242921/posts" xlink:type="simple">Code4ME Google+</text:a></text:span></text:p>
          <text:p text:style-name="P11"><text:span text:style-name="T33"><text:a xlink:href="https://groups.google.com/a/codeforamerica.org/forum/#!forum/maine-brigade" xlink:type="simple">maine-brigade.google.groups</text:a></text:span></text:p>
          <text:p text:style-name="P11"><text:span text:style-name="T33"><text:a xlink:href="../www.github.com/code4maine" xlink:type="simple">www.github.com/code4ma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1" draw:layer="layout" svg:width="25.398cm" svg:height="3.415cm" svg:x="0cm" svg:y="15.6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1" draw:text-style-name="P1" draw:layer="layout" svg:width="2.129cm" svg:height="1.204cm" svg:x="8.226cm" svg:y="3.059cm">
          <text:p/>
          <draw:enhanced-geometry draw:mirror-horizontal="false" draw:mirror-vertical="false" draw:text-areas="0 ?f8 ?f12 ?f9" svg:viewBox="0 0 0 0" draw:type="ooxml-rightArrow" draw:modifiers="30766 5172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5" draw:style-name="gr62" draw:text-style-name="P1" draw:layer="layout" svg:width="6.014cm" svg:height="6.086cm" svg:x="11.686cm" svg:y="0.3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3" draw:text-style-name="P1" draw:layer="layout" svg:width="1.3cm" svg:height="1.212cm" svg:x="2.258cm" svg:y="7.2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4" draw:text-style-name="P1" draw:layer="layout" svg:width="1.57cm" svg:height="1.57cm" svg:x="1.964cm" svg:y="10.4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5" draw:text-style-name="P1" draw:layer="layout" svg:width="1.772cm" svg:height="1.511cm" svg:x="1.863cm" svg:y="14.1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66" draw:text-style-name="P1" draw:layer="layout" svg:width="1.461cm" svg:height="0.973cm" svg:x="2.018cm" svg:y="8.9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7" draw:text-style-name="P1" draw:layer="layout" svg:width="2.224cm" svg:height="1.668cm" svg:x="1.637cm" svg:y="12.1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968cm" svg:height="10.475cm" svg:x="3.81cm" svg:y="2.123cm" draw:page-number="22"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201000002FF000002152FC4AD5F.png" xlink:type="simple" xlink:show="embed" xlink:actuate="onLoad"/>
    <draw:fill-image draw:name="Bitmape_20_10" draw:display-name="Bitmape 10" xlink:href="Pictures/10000000000003200000021C4D586379.jpg" xlink:type="simple" xlink:show="embed" xlink:actuate="onLoad"/>
    <draw:fill-image draw:name="Bitmape_20_11" draw:display-name="Bitmape 11" xlink:href="Pictures/100000000000009100000091B3FAEFFA.jpg" xlink:type="simple" xlink:show="embed" xlink:actuate="onLoad"/>
    <draw:fill-image draw:name="Bitmape_20_12" draw:display-name="Bitmape 12" xlink:href="Pictures/10000000000002D0000002D24F5341F8.jpg" xlink:type="simple" xlink:show="embed" xlink:actuate="onLoad"/>
    <draw:fill-image draw:name="Bitmape_20_13" draw:display-name="Bitmape 13" xlink:href="Pictures/10000000000002D0000001D53FC61A14.jpg" xlink:type="simple" xlink:show="embed" xlink:actuate="onLoad"/>
    <draw:fill-image draw:name="Bitmape_20_14" draw:display-name="Bitmape 14" xlink:href="Pictures/10000201000001EC000002467A838421.png" xlink:type="simple" xlink:show="embed" xlink:actuate="onLoad"/>
    <draw:fill-image draw:name="Bitmape_20_15" draw:display-name="Bitmape 15" xlink:href="Pictures/1000020100000A00000001DA86709FC0.png" xlink:type="simple" xlink:show="embed" xlink:actuate="onLoad"/>
    <draw:fill-image draw:name="Bitmape_20_16" draw:display-name="Bitmape 16" xlink:href="Pictures/100000000000020A00000183FD82A297.png" xlink:type="simple" xlink:show="embed" xlink:actuate="onLoad"/>
    <draw:fill-image draw:name="Bitmape_20_17" draw:display-name="Bitmape 17" xlink:href="Pictures/100000000000035D0000045A2288626D.png" xlink:type="simple" xlink:show="embed" xlink:actuate="onLoad"/>
    <draw:fill-image draw:name="Bitmape_20_18" draw:display-name="Bitmape 18" xlink:href="Pictures/100000000000038400000232DC151A66.jpg" xlink:type="simple" xlink:show="embed" xlink:actuate="onLoad"/>
    <draw:fill-image draw:name="Bitmape_20_19" draw:display-name="Bitmape 19" xlink:href="Pictures/100000000000024000000182B61749C6.jpg" xlink:type="simple" xlink:show="embed" xlink:actuate="onLoad"/>
    <draw:fill-image draw:name="Bitmape_20_2" draw:display-name="Bitmape 2" xlink:href="Pictures/10000201000004180000008D6828FC0F.png" xlink:type="simple" xlink:show="embed" xlink:actuate="onLoad"/>
    <draw:fill-image draw:name="Bitmape_20_20" draw:display-name="Bitmape 20" xlink:href="Pictures/10000000000003C400000268C1C3F052.png" xlink:type="simple" xlink:show="embed" xlink:actuate="onLoad"/>
    <draw:fill-image draw:name="Bitmape_20_21" draw:display-name="Bitmape 21" xlink:href="Pictures/100000000000031B000001113B82FD27.png" xlink:type="simple" xlink:show="embed" xlink:actuate="onLoad"/>
    <draw:fill-image draw:name="Bitmape_20_22" draw:display-name="Bitmape 22" xlink:href="Pictures/10000000000001BF0000004BDE8C5CC1.png" xlink:type="simple" xlink:show="embed" xlink:actuate="onLoad"/>
    <draw:fill-image draw:name="Bitmape_20_23" draw:display-name="Bitmape 23" xlink:href="Pictures/100000000000014D000001F45B2DA126.jpg" xlink:type="simple" xlink:show="embed" xlink:actuate="onLoad"/>
    <draw:fill-image draw:name="Bitmape_20_24" draw:display-name="Bitmape 24" xlink:href="Pictures/10000000000002C90000028DA521440F.jpg" xlink:type="simple" xlink:show="embed" xlink:actuate="onLoad"/>
    <draw:fill-image draw:name="Bitmape_20_25" draw:display-name="Bitmape 25" xlink:href="Pictures/1000000000000307000003204D0BC4EE.jpg" xlink:type="simple" xlink:show="embed" xlink:actuate="onLoad"/>
    <draw:fill-image draw:name="Bitmape_20_26" draw:display-name="Bitmape 26" xlink:href="Pictures/10000000000001EE0000018E41661BD0.jpg" xlink:type="simple" xlink:show="embed" xlink:actuate="onLoad"/>
    <draw:fill-image draw:name="Bitmape_20_27" draw:display-name="Bitmape 27" xlink:href="Pictures/10000201000001AE0000018617BB68C0.png" xlink:type="simple" xlink:show="embed" xlink:actuate="onLoad"/>
    <draw:fill-image draw:name="Bitmape_20_28" draw:display-name="Bitmape 28" xlink:href="Pictures/10000201000001CC0000011481D76382.png" xlink:type="simple" xlink:show="embed" xlink:actuate="onLoad"/>
    <draw:fill-image draw:name="Bitmape_20_29" draw:display-name="Bitmape 29" xlink:href="Pictures/10000201000001950000029CE6024209.png" xlink:type="simple" xlink:show="embed" xlink:actuate="onLoad"/>
    <draw:fill-image draw:name="Bitmape_20_3" draw:display-name="Bitmape 3" xlink:href="Pictures/1000020100000497000001BC2CFCF61E.png" xlink:type="simple" xlink:show="embed" xlink:actuate="onLoad"/>
    <draw:fill-image draw:name="Bitmape_20_30" draw:display-name="Bitmape 30" xlink:href="Pictures/100000000000032000000226469D6B5E.jpg" xlink:type="simple" xlink:show="embed" xlink:actuate="onLoad"/>
    <draw:fill-image draw:name="Bitmape_20_31" draw:display-name="Bitmape 31" xlink:href="Pictures/1000000000000258000001957D417C3C.jpg" xlink:type="simple" xlink:show="embed" xlink:actuate="onLoad"/>
    <draw:fill-image draw:name="Bitmape_20_32" draw:display-name="Bitmape 32" xlink:href="Pictures/100002010000002D0000002D1BDEDDDF.png" xlink:type="simple" xlink:show="embed" xlink:actuate="onLoad"/>
    <draw:fill-image draw:name="Bitmape_20_33" draw:display-name="Bitmape 33" xlink:href="Pictures/100002010000006E0000006E5759A9B9.png" xlink:type="simple" xlink:show="embed" xlink:actuate="onLoad"/>
    <draw:fill-image draw:name="Bitmape_20_34" draw:display-name="Bitmape 34" xlink:href="Pictures/1000020100000054000000544C52FFCA.png" xlink:type="simple" xlink:show="embed" xlink:actuate="onLoad"/>
    <draw:fill-image draw:name="Bitmape_20_35" draw:display-name="Bitmape 35" xlink:href="Pictures/100002010000003A0000003A472E8FFF.png" xlink:type="simple" xlink:show="embed" xlink:actuate="onLoad"/>
    <draw:fill-image draw:name="Bitmape_20_36" draw:display-name="Bitmape 36" xlink:href="Pictures/10000201000000410000004140B12629.png" xlink:type="simple" xlink:show="embed" xlink:actuate="onLoad"/>
    <draw:fill-image draw:name="Bitmape_20_37" draw:display-name="Bitmape 37" xlink:href="Pictures/100002010000002A0000002A52B76A95.png" xlink:type="simple" xlink:show="embed" xlink:actuate="onLoad"/>
    <draw:fill-image draw:name="Bitmape_20_38" draw:display-name="Bitmape 38" xlink:href="Pictures/10000000000004870000023D73F32369.png" xlink:type="simple" xlink:show="embed" xlink:actuate="onLoad"/>
    <draw:fill-image draw:name="Bitmape_20_39" draw:display-name="Bitmape 39" xlink:href="Pictures/10000000000001C2000001407405AF3F.jpg" xlink:type="simple" xlink:show="embed" xlink:actuate="onLoad"/>
    <draw:fill-image draw:name="Bitmape_20_4" draw:display-name="Bitmape 4" xlink:href="Pictures/100000000000030C000001B3109FB7D5.png" xlink:type="simple" xlink:show="embed" xlink:actuate="onLoad"/>
    <draw:fill-image draw:name="Bitmape_20_40" draw:display-name="Bitmape 40" xlink:href="Pictures/10000000000002780000030FD7670439.jpg" xlink:type="simple" xlink:show="embed" xlink:actuate="onLoad"/>
    <draw:fill-image draw:name="Bitmape_20_41" draw:display-name="Bitmape 41" xlink:href="Pictures/10000000000001240000009FC4CA888F.jpg" xlink:type="simple" xlink:show="embed" xlink:actuate="onLoad"/>
    <draw:fill-image draw:name="Bitmape_20_42" draw:display-name="Bitmape 42" xlink:href="Pictures/10000000000003D800000251F25E029D.jpg" xlink:type="simple" xlink:show="embed" xlink:actuate="onLoad"/>
    <draw:fill-image draw:name="Bitmape_20_43" draw:display-name="Bitmape 43" xlink:href="Pictures/10000000000002800000030EDAB75205.jpg" xlink:type="simple" xlink:show="embed" xlink:actuate="onLoad"/>
    <draw:fill-image draw:name="Bitmape_20_44" draw:display-name="Bitmape 44" xlink:href="Pictures/100000000000039C00000207C7491C21.jpg" xlink:type="simple" xlink:show="embed" xlink:actuate="onLoad"/>
    <draw:fill-image draw:name="Bitmape_20_45" draw:display-name="Bitmape 45" xlink:href="Pictures/100002010000043B000002FE0578BA16.png" xlink:type="simple" xlink:show="embed" xlink:actuate="onLoad"/>
    <draw:fill-image draw:name="Bitmape_20_46" draw:display-name="Bitmape 46" xlink:href="Pictures/10000000000002BB0000008CA67AE9A7.png" xlink:type="simple" xlink:show="embed" xlink:actuate="onLoad"/>
    <draw:fill-image draw:name="Bitmape_20_47" draw:display-name="Bitmape 47" xlink:href="Pictures/1000000000000108000001B6638E0CE3.png" xlink:type="simple" xlink:show="embed" xlink:actuate="onLoad"/>
    <draw:fill-image draw:name="Bitmape_20_48" draw:display-name="Bitmape 48" xlink:href="Pictures/10000000000002C700000193821A324E.png" xlink:type="simple" xlink:show="embed" xlink:actuate="onLoad"/>
    <draw:fill-image draw:name="Bitmape_20_49" draw:display-name="Bitmape 49" xlink:href="Pictures/10000201000000FB000000FD73880A65.png" xlink:type="simple" xlink:show="embed" xlink:actuate="onLoad"/>
    <draw:fill-image draw:name="Bitmape_20_5" draw:display-name="Bitmape 5" xlink:href="Pictures/1000020100000256000001D9990934DF.png" xlink:type="simple" xlink:show="embed" xlink:actuate="onLoad"/>
    <draw:fill-image draw:name="Bitmape_20_50" draw:display-name="Bitmape 50" xlink:href="Pictures/100000000000055F000004FFE3458B23.png" xlink:type="simple" xlink:show="embed" xlink:actuate="onLoad"/>
    <draw:fill-image draw:name="Bitmape_20_51" draw:display-name="Bitmape 51" xlink:href="Pictures/100002010000020000000200E2E3126C.png" xlink:type="simple" xlink:show="embed" xlink:actuate="onLoad"/>
    <draw:fill-image draw:name="Bitmape_20_52" draw:display-name="Bitmape 52" xlink:href="Pictures/100002010000032000000299F4392867.png" xlink:type="simple" xlink:show="embed" xlink:actuate="onLoad"/>
    <draw:fill-image draw:name="Bitmape_20_53" draw:display-name="Bitmape 53" xlink:href="Pictures/10000201000001BA0000012C2697A7BF.png" xlink:type="simple" xlink:show="embed" xlink:actuate="onLoad"/>
    <draw:fill-image draw:name="Bitmape_20_54" draw:display-name="Bitmape 54" xlink:href="Pictures/10000000000001900000012CB581AE36.jpg" xlink:type="simple" xlink:show="embed" xlink:actuate="onLoad"/>
    <draw:fill-image draw:name="Bitmape_20_6" draw:display-name="Bitmape 6" xlink:href="Pictures/100000000000044C00000242F86C5815.png" xlink:type="simple" xlink:show="embed" xlink:actuate="onLoad"/>
    <draw:fill-image draw:name="Bitmape_20_7" draw:display-name="Bitmape 7" xlink:href="Pictures/100002010000012C0000004294A3D5F7.png" xlink:type="simple" xlink:show="embed" xlink:actuate="onLoad"/>
    <draw:fill-image draw:name="Bitmape_20_8" draw:display-name="Bitmape 8" xlink:href="Pictures/10000000000002340000005D49D2D49F.png" xlink:type="simple" xlink:show="embed" xlink:actuate="onLoad"/>
    <draw:fill-image draw:name="Bitmape_20_9" draw:display-name="Bitmape 9" xlink:href="Pictures/10000201000000AC0000003E4778E2FD.pn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Title_2c__20_Content-backgroundobjects">
      <style:graphic-properties draw:stroke="none" draw:fill="none" draw:fill-color="#ffffff" draw:auto-grow-height="false" fo:min-height="1.397cm"/>
    </style:style>
    <style:style style:name="Mpr4" style:family="presentation" style:parent-style-name="Title_2c__20_Content-backgroundobjects">
      <style:graphic-properties draw:stroke="none" draw:fill="none" draw:fill-color="#ffffff" draw:textarea-vertical-align="bottom" draw:auto-grow-height="false" fo:min-height="1.397cm"/>
    </style:style>
    <style:style style:name="Mpr5" style:family="presentation" style:parent-style-name="Blank_20_Slide-backgroundobjects">
      <style:graphic-properties draw:stroke="none" draw:fill="none" draw:fill-color="#ffffff" draw:auto-grow-height="false" fo:min-height="1.397cm"/>
    </style:style>
    <style:style style:name="Mpr6"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frame draw:name="PlaceHolder 1" presentation:style-name="Title_20_Slide-title" draw:layer="backgroundobjects" svg:width="22.858cm" svg:height="3.174cm" svg:x="1.27cm" svg:y="0.763cm" presentation:class="title" presentation:placeholder="true" presentation:user-transformed="true">
        <draw:text-box/>
      </draw:frame>
      <draw:frame presentation:style-name="Title_20_Slide-outline1" draw:layer="backgroundobjects" svg:width="22.859cm" svg:height="11.047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presentation:header/></text:p>
          </draw:text-box>
        </draw:frame>
        <draw:frame presentation:style-name="Mpr1" draw:text-style-name="MP2" draw:layer="backgroundobjects" svg:width="9.369cm" svg:height="1.396cm" svg:x="12.22cm" svg:y="0cm" presentation:class="date-time">
          <draw:text-box>
            <text:p text:style-name="MP2"><presentation:date-time/></text:p>
          </draw:text-box>
        </draw:frame>
        <draw:frame presentation:style-name="Mpr2" draw:text-style-name="MP1" draw:layer="backgroundobjects" svg:width="9.369cm" svg:height="1.396cm" svg:x="0cm" svg:y="26.543cm" presentation:class="footer">
          <draw:text-box>
            <text:p text:style-name="MP1"><presentation:footer/></text:p>
          </draw:text-box>
        </draw:frame>
        <draw:frame presentation:style-name="Mpr2"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22.858cm" svg:height="3.174cm" svg:x="1.27cm" svg:y="0.763cm" presentation:class="title" presentation:placeholder="true" presentation:user-transformed="true">
        <draw:text-box/>
      </draw:frame>
      <draw:frame draw:name="PlaceHolder 2" presentation:style-name="Title_2c__20_Content-outline1" draw:layer="backgroundobjects" svg:width="22.858cm" svg:height="13.797cm" svg:x="1.27cm" svg:y="4.445cm" presentation:class="outline" presentation:placeholder="true" presentation:user-transformed="true">
        <draw:text-box/>
      </draw:frame>
      <presentation:notes style:page-layout-name="PM0">
        <draw:page-thumbnail presentation:style-name="Title_2c__20_Content-title" draw:layer="backgroundobjects" svg:width="13.968cm" svg:height="10.475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7cm" svg:x="1.27cm" svg:y="4.457cm" presentation:class="outline" presentation:placeholder="true">
        <draw:text-box/>
      </draw:frame>
      <presentation:notes style:page-layout-name="PM0">
        <draw:page-thumbnail presentation:style-name="Blank_20_Slide-title" draw:layer="backgroundobjects" svg:width="13.968cm" svg:height="10.475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presentation:header/></text:p>
          </draw:text-box>
        </draw:frame>
        <draw:frame presentation:style-name="Mpr5" draw:text-style-name="MP2" draw:layer="backgroundobjects" svg:width="9.369cm" svg:height="1.396cm" svg:x="12.22cm" svg:y="0cm" presentation:class="date-time">
          <draw:text-box>
            <text:p text:style-name="MP2"><presentation:date-time/></text:p>
          </draw:text-box>
        </draw:frame>
        <draw:frame presentation:style-name="Mpr6" draw:text-style-name="MP1" draw:layer="backgroundobjects" svg:width="9.369cm" svg:height="1.396cm" svg:x="0cm" svg:y="26.543cm" presentation:class="footer">
          <draw:text-box>
            <text:p text:style-name="MP1"><presentation:footer/></text:p>
          </draw:text-box>
        </draw:frame>
        <draw:frame presentation:style-name="Mpr6"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4-25T14:12:22</dc:date>
    <dc:creator>Andrew Jawitz</dc:creator>
    <meta:document-statistic meta:object-count="204"/>
    <meta:generator>LibreOffice/4.0.2.2$Linux_x86 LibreOffice_project/400m0$Build-2</meta:generator>
  </office:meta>
</office:document-meta>
</file>